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Noto Sans Mono CJK JP Bold" svg:font-family="Noto Sans Mono CJK JP Bold" style:font-family-generic="swiss" style:font-pitch="variable"/>
    <style:font-face style:name="Noto Sans CJK JP Medium" svg:font-family="Noto Sans CJK JP Medium" style:font-family-generic="swiss" style:font-pitch="variable"/>
    <style:font-face style:name="標楷體" svg:font-family="標楷體" style:font-family-generic="script" style:font-pitch="fixed" svg:panose-1="3 0 5 9 0 0 0 0 0 0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內文" style:master-page-name="MP0" style:family="paragraph">
      <style:paragraph-properties style:snap-to-layout-grid="false" fo:text-align="center" style:page-number="1"/>
    </style:style>
    <style:style style:name="T3" style:parent-style-name="預設段落字型" style:family="text">
      <style:text-properties style:font-name="Times New Roman" style:font-name-asian="標楷體" style:font-name-complex="Times New Roman"/>
    </style:style>
    <style:style style:name="P4" style:parent-style-name="內文" style:family="paragraph">
      <style:paragraph-properties style:snap-to-layout-grid="false" fo:text-align="center"/>
      <style:text-properties style:font-name="標楷體" style:font-name-asian="標楷體" fo:font-size="28pt" style:font-size-asian="28pt" style:font-size-complex="28pt"/>
    </style:style>
    <style:style style:name="P5" style:parent-style-name="內文" style:family="paragraph">
      <style:paragraph-properties style:snap-to-layout-grid="false" fo:text-align="center"/>
      <style:text-properties style:font-name="標楷體" style:font-name-asian="標楷體" fo:font-size="28pt" style:font-size-asian="28pt" style:font-size-complex="28pt"/>
    </style:style>
    <style:style style:name="P6" style:parent-style-name="內文" style:family="paragraph">
      <style:paragraph-properties style:snap-to-layout-grid="false" fo:text-align="center"/>
      <style:text-properties style:font-name="標楷體" style:font-name-asian="標楷體" fo:font-size="28pt" style:font-size-asian="28pt" style:font-size-complex="28pt"/>
    </style:style>
    <style:style style:name="P7" style:parent-style-name="內文" style:family="paragraph">
      <style:paragraph-properties style:snap-to-layout-grid="false" fo:text-align="center"/>
      <style:text-properties style:font-name="標楷體" style:font-name-asian="標楷體" fo:font-size="28pt" style:font-size-asian="28pt" style:font-size-complex="28pt"/>
    </style:style>
    <style:style style:name="P8" style:parent-style-name="內文" style:family="paragraph">
      <style:paragraph-properties style:snap-to-layout-grid="false" fo:text-align="center"/>
    </style:style>
    <style:style style:name="T9" style:parent-style-name="預設段落字型" style:family="text">
      <style:text-properties style:font-name="標楷體" style:font-name-asian="標楷體" fo:font-weight="bold" style:font-weight-asian="bold" fo:font-size="36pt" style:font-size-asian="36pt" style:font-size-complex="28pt"/>
    </style:style>
    <style:style style:name="T10" style:parent-style-name="預設段落字型" style:family="text">
      <style:text-properties style:font-name="標楷體" style:font-name-asian="標楷體" fo:font-weight="bold" style:font-weight-asian="bold" fo:font-size="36pt" style:font-size-asian="36pt" style:font-size-complex="28pt"/>
    </style:style>
    <style:style style:name="T11" style:parent-style-name="預設段落字型" style:family="text">
      <style:text-properties style:font-name="標楷體" style:font-name-asian="標楷體" fo:font-weight="bold" style:font-weight-asian="bold" fo:font-size="36pt" style:font-size-asian="36pt" style:font-size-complex="28pt"/>
    </style:style>
    <style:style style:name="P12" style:parent-style-name="內文" style:family="paragraph">
      <style:paragraph-properties style:snap-to-layout-grid="false" fo:text-align="center"/>
      <style:text-properties style:font-name="標楷體" style:font-name-asian="標楷體" fo:font-size="28pt" style:font-size-asian="28pt" style:font-size-complex="28pt"/>
    </style:style>
    <style:style style:name="P13" style:parent-style-name="內文" style:family="paragraph">
      <style:paragraph-properties style:snap-to-layout-grid="false" fo:text-align="center"/>
      <style:text-properties style:font-name="標楷體" style:font-name-asian="標楷體" fo:font-size="28pt" style:font-size-asian="28pt" style:font-size-complex="28pt"/>
    </style:style>
    <style:style style:name="P14" style:parent-style-name="內文" style:family="paragraph">
      <style:paragraph-properties style:snap-to-layout-grid="false" fo:text-align="center"/>
      <style:text-properties style:font-name="標楷體" style:font-name-asian="標楷體" fo:font-size="28pt" style:font-size-asian="28pt" style:font-size-complex="28pt"/>
    </style:style>
    <style:style style:name="P15" style:parent-style-name="內文" style:family="paragraph">
      <style:paragraph-properties style:snap-to-layout-grid="false" fo:text-align="center"/>
      <style:text-properties style:font-name="標楷體" style:font-name-asian="標楷體" fo:font-size="28pt" style:font-size-asian="28pt" style:font-size-complex="28pt"/>
    </style:style>
    <style:style style:name="P16" style:parent-style-name="內文" style:family="paragraph">
      <style:paragraph-properties style:snap-to-layout-grid="false" fo:text-align="center"/>
      <style:text-properties style:font-name="標楷體" style:font-name-asian="標楷體" fo:font-size="28pt" style:font-size-asian="28pt" style:font-size-complex="28pt"/>
    </style:style>
    <style:style style:name="P17" style:parent-style-name="內文" style:family="paragraph">
      <style:paragraph-properties style:snap-to-layout-grid="false" fo:text-align="center"/>
      <style:text-properties style:font-name="標楷體" style:font-name-asian="標楷體" fo:font-size="28pt" style:font-size-asian="28pt" style:font-size-complex="28pt"/>
    </style:style>
    <style:style style:name="P18" style:parent-style-name="內文" style:family="paragraph">
      <style:paragraph-properties style:snap-to-layout-grid="false" fo:text-align="center"/>
      <style:text-properties style:font-name="標楷體" style:font-name-asian="標楷體" fo:font-size="28pt" style:font-size-asian="28pt" style:font-size-complex="28pt"/>
    </style:style>
    <style:style style:name="P19" style:parent-style-name="內文" style:family="paragraph">
      <style:paragraph-properties style:snap-to-layout-grid="false" fo:text-align="center"/>
      <style:text-properties style:font-name="標楷體" style:font-name-asian="標楷體" fo:font-size="28pt" style:font-size-asian="28pt" style:font-size-complex="28pt"/>
    </style:style>
    <style:style style:name="P20" style:parent-style-name="內文" style:family="paragraph">
      <style:paragraph-properties style:snap-to-layout-grid="false" fo:text-align="center"/>
      <style:text-properties style:font-name="標楷體" style:font-name-asian="標楷體" fo:font-size="28pt" style:font-size-asian="28pt" style:font-size-complex="28pt"/>
    </style:style>
    <style:style style:name="P21" style:parent-style-name="內文" style:family="paragraph">
      <style:paragraph-properties style:snap-to-layout-grid="false" fo:text-align="center"/>
      <style:text-properties style:font-name="標楷體" style:font-name-asian="標楷體" fo:font-size="28pt" style:font-size-asian="28pt" style:font-size-complex="28pt"/>
    </style:style>
    <style:style style:name="P22" style:parent-style-name="內文" style:family="paragraph">
      <style:paragraph-properties style:snap-to-layout-grid="false" fo:text-align="center"/>
      <style:text-properties style:font-name="標楷體" style:font-name-asian="標楷體" fo:font-size="28pt" style:font-size-asian="28pt" style:font-size-complex="28pt"/>
    </style:style>
    <style:style style:name="P23" style:parent-style-name="內文" style:family="paragraph">
      <style:paragraph-properties style:snap-to-layout-grid="false" fo:text-align="center"/>
      <style:text-properties style:font-name="標楷體" style:font-name-asian="標楷體" fo:font-size="28pt" style:font-size-asian="28pt" style:font-size-complex="28pt"/>
    </style:style>
    <style:style style:name="P24" style:parent-style-name="內文" style:family="paragraph">
      <style:paragraph-properties style:snap-to-layout-grid="false" fo:margin-top="0.0833in" fo:margin-bottom="0.0833in" fo:margin-left="0.2291in">
        <style:tab-stops/>
      </style:paragraph-properties>
      <style:text-properties style:font-name="標楷體" style:font-name-asian="標楷體" fo:font-size="20pt" style:font-size-asian="20pt" style:font-size-complex="20pt"/>
    </style:style>
    <style:style style:name="P25" style:parent-style-name="內文" style:family="paragraph">
      <style:paragraph-properties style:snap-to-layout-grid="false" fo:margin-top="0.0833in" fo:margin-bottom="0.0833in" fo:margin-left="0.2291in">
        <style:tab-stops/>
      </style:paragraph-properties>
      <style:text-properties style:font-name="標楷體" style:font-name-asian="標楷體" fo:font-size="20pt" style:font-size-asian="20pt" style:font-size-complex="20pt"/>
    </style:style>
    <style:style style:name="P26" style:parent-style-name="內文" style:family="paragraph">
      <style:paragraph-properties style:snap-to-layout-grid="false" fo:margin-top="0.0833in" fo:margin-bottom="0.0833in" fo:margin-left="0.2291in" fo:margin-right="-0.0812in">
        <style:tab-stops/>
      </style:paragraph-properties>
    </style:style>
    <style:style style:name="T27" style:parent-style-name="預設段落字型" style:family="text">
      <style:text-properties style:font-name="標楷體" style:font-name-asian="標楷體" fo:font-size="20pt" style:font-size-asian="20pt" style:font-size-complex="20pt"/>
    </style:style>
    <style:style style:name="T28" style:parent-style-name="預設段落字型" style:family="text">
      <style:text-properties style:font-name="標楷體" style:font-name-asian="標楷體" fo:font-size="20pt" style:font-size-asian="20pt" style:font-size-complex="20pt"/>
    </style:style>
    <style:style style:name="T29" style:parent-style-name="預設段落字型" style:family="text">
      <style:text-properties style:font-name="標楷體" style:font-name-asian="標楷體" fo:font-size="20pt" style:font-size-asian="20pt" style:font-size-complex="20pt"/>
    </style:style>
    <style:style style:name="T30" style:parent-style-name="預設段落字型" style:family="text">
      <style:text-properties style:font-name="標楷體" style:font-name-asian="標楷體" fo:font-size="20pt" style:font-size-asian="20pt" style:font-size-complex="20pt"/>
    </style:style>
    <style:style style:name="T31" style:parent-style-name="預設段落字型" style:family="text">
      <style:text-properties style:font-name-asian="標楷體" fo:font-size="20pt" style:font-size-asian="20pt" style:font-size-complex="20pt"/>
    </style:style>
    <style:style style:name="T32" style:parent-style-name="預設段落字型" style:family="text">
      <style:text-properties style:font-name="標楷體" style:font-name-asian="標楷體" fo:font-size="20pt" style:font-size-asian="20pt" style:font-size-complex="20pt"/>
    </style:style>
    <style:style style:name="T33" style:parent-style-name="預設段落字型" style:family="text">
      <style:text-properties style:font-name="標楷體" style:font-name-asian="標楷體" fo:font-size="20pt" style:font-size-asian="20pt" style:font-size-complex="20pt"/>
    </style:style>
    <style:style style:name="T34" style:parent-style-name="預設段落字型" style:family="text">
      <style:text-properties style:font-name-asian="標楷體" fo:font-size="20pt" style:font-size-asian="20pt" style:font-size-complex="20pt"/>
    </style:style>
    <style:style style:name="T35" style:parent-style-name="預設段落字型" style:family="text">
      <style:text-properties style:font-name="標楷體" style:font-name-asian="標楷體" fo:font-size="20pt" style:font-size-asian="20pt" style:font-size-complex="20pt"/>
    </style:style>
    <style:style style:name="T36" style:parent-style-name="預設段落字型" style:family="text">
      <style:text-properties style:font-name="標楷體" style:font-name-asian="標楷體" fo:font-size="20pt" style:font-size-asian="20pt" style:font-size-complex="20pt"/>
    </style:style>
    <style:style style:name="T37" style:parent-style-name="預設段落字型" style:family="text">
      <style:text-properties style:font-name-asian="標楷體" fo:font-size="20pt" style:font-size-asian="20pt" style:font-size-complex="20pt"/>
    </style:style>
    <style:style style:name="T38" style:parent-style-name="預設段落字型" style:family="text">
      <style:text-properties style:font-name="標楷體" style:font-name-asian="標楷體" fo:font-size="20pt" style:font-size-asian="20pt" style:font-size-complex="20pt"/>
    </style:style>
    <style:style style:name="T39" style:parent-style-name="預設段落字型" style:family="text">
      <style:text-properties style:font-name="標楷體" style:font-name-asian="標楷體" fo:font-size="20pt" style:font-size-asian="20pt" style:font-size-complex="20pt"/>
    </style:style>
    <style:style style:name="T40" style:parent-style-name="預設段落字型" style:family="text">
      <style:text-properties style:font-name-asian="標楷體" fo:font-size="20pt" style:font-size-asian="20pt" style:font-size-complex="20pt"/>
    </style:style>
    <style:style style:name="T41" style:parent-style-name="預設段落字型" style:family="text">
      <style:text-properties style:font-name="標楷體" style:font-name-asian="標楷體" fo:font-size="20pt" style:font-size-asian="20pt" style:font-size-complex="20pt"/>
    </style:style>
    <style:style style:name="T42" style:parent-style-name="預設段落字型" style:family="text">
      <style:text-properties style:font-name="標楷體" style:font-name-asian="標楷體" fo:font-size="20pt" style:font-size-asian="20pt" style:font-size-complex="20pt"/>
    </style:style>
    <style:style style:name="T43" style:parent-style-name="預設段落字型" style:family="text">
      <style:text-properties style:font-name-asian="標楷體" fo:font-size="20pt" style:font-size-asian="20pt" style:font-size-complex="20pt"/>
    </style:style>
    <style:style style:name="T44" style:parent-style-name="預設段落字型" style:family="text">
      <style:text-properties style:font-name="標楷體" style:font-name-asian="標楷體" fo:font-size="20pt" style:font-size-asian="20pt" style:font-size-complex="20pt"/>
    </style:style>
    <style:style style:name="T45" style:parent-style-name="預設段落字型" style:family="text">
      <style:text-properties style:font-name="標楷體" style:font-name-asian="標楷體" fo:font-size="20pt" style:font-size-asian="20pt" style:font-size-complex="20pt"/>
    </style:style>
    <style:style style:name="T46" style:parent-style-name="預設段落字型" style:family="text">
      <style:text-properties style:font-name="標楷體" style:font-name-asian="標楷體" fo:font-size="20pt" style:font-size-asian="20pt" style:font-size-complex="20pt"/>
    </style:style>
    <style:style style:name="T47" style:parent-style-name="預設段落字型" style:family="text">
      <style:text-properties style:font-name="標楷體" style:font-name-asian="標楷體" fo:font-size="20pt" style:font-size-asian="20pt" style:font-size-complex="20pt"/>
    </style:style>
    <style:style style:name="P48" style:parent-style-name="內文" style:family="paragraph">
      <style:paragraph-properties style:snap-to-layout-grid="false" fo:text-align="center"/>
      <style:text-properties style:font-name="Times New Roman" style:font-name-asian="標楷體" style:font-name-complex="Times New Roman" fo:font-size="28pt" style:font-size-asian="28pt" style:font-size-complex="28pt"/>
    </style:style>
    <style:style style:name="P49" style:parent-style-name="內文" style:family="paragraph">
      <style:paragraph-properties style:snap-to-layout-grid="false" fo:text-align="center"/>
      <style:text-properties style:font-name="Times New Roman" style:font-name-asian="標楷體" style:font-name-complex="Times New Roman" fo:font-size="28pt" style:font-size-asian="28pt" style:font-size-complex="28pt"/>
    </style:style>
    <style:style style:name="P50" style:parent-style-name="內文" style:family="paragraph">
      <style:paragraph-properties style:snap-to-layout-grid="false" fo:text-align="center"/>
    </style:style>
    <style:style style:name="T51" style:parent-style-name="預設段落字型" style:family="text">
      <style:text-properties style:font-name="Times New Roman" style:font-name-asian="標楷體" style:font-name-complex="Times New Roman" fo:font-weight="bold" style:font-weight-asian="bold" fo:font-size="48pt" style:font-size-asian="48pt" style:font-size-complex="28pt"/>
    </style:style>
    <style:style style:name="T52" style:parent-style-name="預設段落字型" style:family="text">
      <style:text-properties style:font-name="Times New Roman" style:font-name-asian="標楷體" style:font-name-complex="Times New Roman" fo:font-weight="bold" style:font-weight-asian="bold" fo:color="#000000" fo:font-size="48pt" style:font-size-asian="48pt" style:font-size-complex="28pt"/>
    </style:style>
    <style:style style:name="P53" style:parent-style-name="內文" style:family="paragraph">
      <style:paragraph-properties style:snap-to-layout-grid="false" fo:text-align="center"/>
      <style:text-properties style:font-name="Times New Roman" style:font-name-asian="標楷體" style:font-name-complex="Times New Roman" fo:font-size="28pt" style:font-size-asian="28pt" style:font-size-complex="28pt"/>
    </style:style>
    <style:style style:name="P54" style:parent-style-name="內文" style:family="paragraph">
      <style:paragraph-properties style:snap-to-layout-grid="false" fo:text-align="center"/>
      <style:text-properties style:font-name="Times New Roman" style:font-name-asian="標楷體" style:font-name-complex="Times New Roman" fo:font-size="28pt" style:font-size-asian="28pt" style:font-size-complex="28pt"/>
    </style:style>
    <style:style style:name="P55" style:parent-style-name="內文" style:family="paragraph">
      <style:paragraph-properties style:snap-to-layout-grid="false" fo:text-align="center"/>
      <style:text-properties style:font-name="Times New Roman" style:font-name-asian="標楷體" style:font-name-complex="Times New Roman" fo:font-size="28pt" style:font-size-asian="28pt" style:font-size-complex="28pt"/>
    </style:style>
    <style:style style:name="P56" style:parent-style-name="內文" style:family="paragraph">
      <style:paragraph-properties style:snap-to-layout-grid="false" fo:text-align="center"/>
      <style:text-properties style:font-name="Times New Roman" style:font-name-asian="標楷體" style:font-name-complex="Times New Roman" fo:font-size="28pt" style:font-size-asian="28pt" style:font-size-complex="28pt"/>
    </style:style>
    <style:style style:name="P57" style:parent-style-name="內文" style:family="paragraph">
      <style:paragraph-properties style:snap-to-layout-grid="false" fo:text-align="center"/>
      <style:text-properties style:font-name="Times New Roman" style:font-name-asian="標楷體" style:font-name-complex="Times New Roman" fo:font-size="28pt" style:font-size-asian="28pt" style:font-size-complex="28pt"/>
    </style:style>
    <style:style style:name="P58" style:parent-style-name="內文" style:family="paragraph">
      <style:paragraph-properties style:snap-to-layout-grid="false" fo:text-align="center"/>
      <style:text-properties style:font-name="Times New Roman" style:font-name-asian="標楷體" style:font-name-complex="Times New Roman" fo:font-size="28pt" style:font-size-asian="28pt" style:font-size-complex="28pt"/>
    </style:style>
    <style:style style:name="P59" style:parent-style-name="標題" style:master-page-name="MP1" style:family="paragraph">
      <style:paragraph-properties fo:break-before="page"/>
      <style:text-properties style:font-name="Times New Roman" style:font-name-asian="標楷體" style:font-name-complex="Times New Roman" fo:font-weight="bold" style:font-weight-asian="bold"/>
    </style:style>
    <style:style style:name="P61" style:parent-style-name="本文" style:family="paragraph">
      <style:paragraph-properties fo:margin-top="0.0055in" fo:margin-left="0in">
        <style:tab-stops/>
      </style:paragraph-properties>
      <style:text-properties style:font-name="Times New Roman" style:font-name-asian="標楷體" style:font-name-complex="Times New Roman" fo:font-size="7.5pt" style:font-size-asian="7.5pt"/>
    </style:style>
    <style:style style:name="P62" style:parent-style-name="本文" style:family="paragraph">
      <style:paragraph-properties fo:line-height="0.3819in" fo:margin-left="0.0777in">
        <style:tab-stops/>
      </style:paragraph-properties>
    </style:style>
    <style:style style:name="T63" style:parent-style-name="預設段落字型" style:family="text">
      <style:text-properties style:font-name="Times New Roman" style:font-name-asian="標楷體" style:font-name-complex="Times New Roman"/>
    </style:style>
    <style:style style:name="T64" style:parent-style-name="預設段落字型" style:family="text">
      <style:text-properties style:font-name="Times New Roman" style:font-name-asian="標楷體" style:font-name-complex="Times New Roman"/>
    </style:style>
    <style:style style:name="T65" style:parent-style-name="預設段落字型" style:family="text">
      <style:text-properties style:font-name="Times New Roman" style:font-name-asian="標楷體" style:font-name-complex="Times New Roman"/>
    </style:style>
    <style:style style:name="P66" style:parent-style-name="本文" style:family="paragraph">
      <style:paragraph-properties fo:text-align="end" fo:line-height="0.2777in" fo:margin-left="0in" fo:margin-right="0.1104in">
        <style:tab-stops/>
      </style:paragraph-properties>
    </style:style>
    <style:style style:name="T67" style:parent-style-name="預設段落字型" style:family="text">
      <style:text-properties style:font-name="Times New Roman" style:font-name-asian="標楷體" style:font-name-complex="Times New Roman" fo:letter-spacing="-0.0013in" style:text-scale="95%"/>
    </style:style>
    <style:style style:name="T68" style:parent-style-name="預設段落字型" style:family="text">
      <style:text-properties style:font-name="Times New Roman" style:font-name-asian="標楷體" style:font-name-complex="Times New Roman" fo:letter-spacing="-0.0013in" style:text-scale="95%"/>
    </style:style>
    <style:style style:name="T69" style:parent-style-name="預設段落字型" style:family="text">
      <style:text-properties style:font-name="Times New Roman" style:font-name-asian="標楷體" style:font-name-complex="Times New Roman" fo:letter-spacing="-0.0013in" style:text-scale="95%"/>
    </style:style>
    <style:style style:name="T70" style:parent-style-name="預設段落字型" style:family="text">
      <style:text-properties style:font-name="Times New Roman" style:font-name-asian="標楷體" style:font-name-complex="Times New Roman" fo:letter-spacing="-0.0013in" style:text-scale="95%"/>
    </style:style>
    <style:style style:name="T71" style:parent-style-name="預設段落字型" style:family="text">
      <style:text-properties style:font-name="Times New Roman" style:font-name-asian="標楷體" style:font-name-complex="Times New Roman" fo:letter-spacing="-0.0013in" style:text-scale="95%"/>
    </style:style>
    <style:style style:name="T72" style:parent-style-name="預設段落字型" style:family="text">
      <style:text-properties style:font-name="Times New Roman" style:font-name-asian="標楷體" style:font-name-complex="Times New Roman" style:text-scale="95%"/>
    </style:style>
    <style:style style:name="T73" style:parent-style-name="預設段落字型" style:family="text">
      <style:text-properties style:font-name="Times New Roman" style:font-name-asian="標楷體" style:font-name-complex="Times New Roman" style:text-scale="95%"/>
    </style:style>
    <style:style style:name="P74" style:parent-style-name="本文" style:family="paragraph">
      <style:paragraph-properties fo:text-align="end" fo:line-height="0.2777in" fo:margin-left="0in" fo:margin-right="0.1104in">
        <style:tab-stops/>
      </style:paragraph-properties>
    </style:style>
    <style:style style:name="T75" style:parent-style-name="預設段落字型" style:family="text">
      <style:text-properties style:font-name="Times New Roman" style:font-name-asian="標楷體" style:font-name-complex="Times New Roman" fo:letter-spacing="-0.0013in" style:text-scale="95%"/>
    </style:style>
    <style:style style:name="T76" style:parent-style-name="預設段落字型" style:family="text">
      <style:text-properties style:font-name="Times New Roman" style:font-name-asian="標楷體" style:font-name-complex="Times New Roman" fo:letter-spacing="-0.0006in" style:text-scale="95%"/>
    </style:style>
    <style:style style:name="T77" style:parent-style-name="預設段落字型" style:family="text">
      <style:text-properties style:font-name="Times New Roman" style:font-name-asian="標楷體" style:font-name-complex="Times New Roman" style:text-scale="95%"/>
    </style:style>
    <style:style style:name="P78" style:parent-style-name="本文" style:family="paragraph">
      <style:paragraph-properties fo:margin-top="0.0131in" fo:line-height="0.3055in" fo:margin-left="0in">
        <style:tab-stops/>
      </style:paragraph-properties>
      <style:text-properties style:font-name="Times New Roman" style:font-name-asian="標楷體" style:font-name-complex="Times New Roman" fo:font-size="6.5pt" style:font-size-asian="6.5pt"/>
    </style:style>
    <style:style style:name="P79" style:parent-style-name="本文" style:family="paragraph">
      <style:paragraph-properties fo:text-align="justify" fo:line-height="0.3055in" fo:margin-left="0.0784in" fo:margin-right="0.2125in" fo:text-indent="0.3694in">
        <style:tab-stops/>
      </style:paragraph-properties>
    </style:style>
    <style:style style:name="T80" style:parent-style-name="預設段落字型" style:family="text">
      <style:text-properties style:font-name="Times New Roman" style:font-name-asian="標楷體" style:font-name-complex="Times New Roman" style:text-scale="95%"/>
    </style:style>
    <style:style style:name="T81" style:parent-style-name="預設段落字型" style:family="text">
      <style:text-properties style:font-name="Times New Roman" style:font-name-asian="標楷體" style:font-name-complex="Times New Roman" style:text-scale="95%"/>
    </style:style>
    <style:style style:name="T82" style:parent-style-name="預設段落字型" style:family="text">
      <style:text-properties style:font-name="Times New Roman" style:font-name-asian="標楷體" style:font-name-complex="Times New Roman" style:text-scale="95%"/>
    </style:style>
    <style:style style:name="T83" style:parent-style-name="預設段落字型" style:family="text">
      <style:text-properties style:font-name="Times New Roman" style:font-name-asian="標楷體" style:font-name-complex="Times New Roman" style:text-scale="95%"/>
    </style:style>
    <style:style style:name="T84" style:parent-style-name="預設段落字型" style:family="text">
      <style:text-properties style:font-name="Times New Roman" style:font-name-asian="標楷體" style:font-name-complex="Times New Roman" style:text-scale="95%"/>
    </style:style>
    <style:style style:name="T85" style:parent-style-name="預設段落字型" style:family="text">
      <style:text-properties style:font-name="Times New Roman" style:font-name-asian="標楷體" style:font-name-complex="Times New Roman"/>
    </style:style>
    <style:style style:name="P86" style:parent-style-name="本文" style:family="paragraph">
      <style:paragraph-properties fo:text-align="justify" fo:margin-top="0.0833in" fo:margin-bottom="0.0833in" fo:line-height="0.3055in" fo:margin-left="0.0784in" fo:margin-right="0.2125in">
        <style:tab-stops/>
      </style:paragraph-properties>
      <style:text-properties style:font-name="Times New Roman" style:font-name-asian="標楷體" style:font-name-complex="Times New Roman" style:text-scale="95%"/>
    </style:style>
    <style:style style:name="P87" style:parent-style-name="本文" style:family="paragraph">
      <style:paragraph-properties fo:text-align="justify" fo:line-height="0.3055in" fo:margin-left="0.6895in" fo:margin-right="0.2145in">
        <style:tab-stops/>
      </style:paragraph-properties>
    </style:style>
    <style:style style:name="T88" style:parent-style-name="預設段落字型" style:family="text">
      <style:text-properties style:font-name="Times New Roman" style:font-name-asian="標楷體" style:font-name-complex="Times New Roman" style:text-scale="95%"/>
    </style:style>
    <style:style style:name="T89" style:parent-style-name="預設段落字型" style:family="text">
      <style:text-properties style:font-name="Times New Roman" style:font-name-asian="標楷體" style:font-name-complex="Times New Roman" style:text-scale="95%"/>
    </style:style>
    <style:style style:name="T90" style:parent-style-name="預設段落字型" style:family="text">
      <style:text-properties style:font-name="Times New Roman" style:font-name-asian="標楷體" style:font-name-complex="Times New Roman" style:text-scale="95%"/>
    </style:style>
    <style:style style:name="T91" style:parent-style-name="預設段落字型" style:family="text">
      <style:text-properties style:font-name="Times New Roman" style:font-name-asian="標楷體" style:font-name-complex="Times New Roman" style:text-scale="95%"/>
    </style:style>
    <style:style style:name="T92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93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94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95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96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97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98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99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100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101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102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103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104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105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106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107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108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109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110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111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112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113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114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115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116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117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118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119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120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121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122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123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124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125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126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127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128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129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130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131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132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133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P134" style:parent-style-name="本文" style:family="paragraph">
      <style:paragraph-properties fo:text-align="justify" fo:line-height="0.3055in" fo:margin-left="0.6895in" fo:margin-right="0.2145in">
        <style:tab-stops/>
      </style:paragraph-properties>
    </style:style>
    <style:style style:name="T135" style:parent-style-name="預設段落字型" style:family="text">
      <style:text-properties style:font-name="Times New Roman" style:font-name-asian="標楷體" style:font-name-complex="Times New Roman" style:text-scale="95%"/>
    </style:style>
    <style:style style:name="T136" style:parent-style-name="預設段落字型" style:family="text">
      <style:text-properties style:font-name="Times New Roman" style:font-name-asian="標楷體" style:font-name-complex="Times New Roman" style:text-scale="95%"/>
    </style:style>
    <style:style style:name="T137" style:parent-style-name="預設段落字型" style:family="text">
      <style:text-properties style:font-name="Times New Roman" style:font-name-asian="標楷體" style:font-name-complex="Times New Roman" style:text-scale="95%"/>
    </style:style>
    <style:style style:name="T138" style:parent-style-name="預設段落字型" style:family="text">
      <style:text-properties style:font-name="Times New Roman" style:font-name-asian="標楷體" style:font-name-complex="Times New Roman" style:text-scale="95%"/>
    </style:style>
    <style:style style:name="T139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140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141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142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143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144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145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146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147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148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149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150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151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152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153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154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155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156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157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158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159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160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161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162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163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164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165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166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167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168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169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170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171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172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173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174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175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P176" style:parent-style-name="本文" style:family="paragraph">
      <style:paragraph-properties fo:text-align="justify" fo:line-height="0.3055in" fo:margin-left="0.6895in" fo:margin-right="0.2145in">
        <style:tab-stops/>
      </style:paragraph-properties>
    </style:style>
    <style:style style:name="T177" style:parent-style-name="預設段落字型" style:family="text">
      <style:text-properties style:font-name="Times New Roman" style:font-name-asian="標楷體" style:font-name-complex="Times New Roman" style:text-scale="95%"/>
    </style:style>
    <style:style style:name="T178" style:parent-style-name="預設段落字型" style:family="text">
      <style:text-properties style:font-name="Times New Roman" style:font-name-asian="標楷體" style:font-name-complex="Times New Roman" style:text-scale="95%"/>
    </style:style>
    <style:style style:name="T179" style:parent-style-name="預設段落字型" style:family="text">
      <style:text-properties style:font-name="Times New Roman" style:font-name-asian="標楷體" style:font-name-complex="Times New Roman" style:text-scale="95%"/>
    </style:style>
    <style:style style:name="T180" style:parent-style-name="預設段落字型" style:family="text">
      <style:text-properties style:font-name="Times New Roman" style:font-name-asian="標楷體" style:font-name-complex="Times New Roman" style:text-scale="95%"/>
    </style:style>
    <style:style style:name="T181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182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183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184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185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186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187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188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189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190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191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192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193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194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195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196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197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198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199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200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201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202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203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204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205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206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207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208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209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210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211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212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213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214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215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216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217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P218" style:parent-style-name="本文" style:family="paragraph">
      <style:paragraph-properties fo:text-align="justify" fo:line-height="0.3055in" fo:margin-left="0.6895in" fo:margin-right="0.2145in">
        <style:tab-stops/>
      </style:paragraph-properties>
    </style:style>
    <style:style style:name="T219" style:parent-style-name="預設段落字型" style:family="text">
      <style:text-properties style:font-name="Times New Roman" style:font-name-asian="標楷體" style:font-name-complex="Times New Roman" style:text-scale="95%"/>
    </style:style>
    <style:style style:name="T220" style:parent-style-name="預設段落字型" style:family="text">
      <style:text-properties style:font-name="Times New Roman" style:font-name-asian="標楷體" style:font-name-complex="Times New Roman" style:text-scale="95%"/>
    </style:style>
    <style:style style:name="T221" style:parent-style-name="預設段落字型" style:family="text">
      <style:text-properties style:font-name="Times New Roman" style:font-name-asian="標楷體" style:font-name-complex="Times New Roman" style:text-scale="95%"/>
    </style:style>
    <style:style style:name="T222" style:parent-style-name="預設段落字型" style:family="text">
      <style:text-properties style:font-name="Times New Roman" style:font-name-asian="標楷體" style:font-name-complex="Times New Roman" style:text-scale="95%"/>
    </style:style>
    <style:style style:name="T223" style:parent-style-name="預設段落字型" style:family="text">
      <style:text-properties style:font-name="Times New Roman" style:font-name-asian="標楷體" style:font-name-complex="Times New Roman" style:text-scale="95%"/>
    </style:style>
    <style:style style:name="T224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225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226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227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228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229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230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231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232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233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234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235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236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237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238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239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240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241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242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243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244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245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246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247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248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249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250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251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252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253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254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255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256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257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258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259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260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P261" style:parent-style-name="本文" style:family="paragraph">
      <style:paragraph-properties fo:text-align="justify" fo:margin-top="0.0833in" fo:margin-bottom="0.0833in" fo:line-height="0.3055in" fo:margin-left="0.0784in" fo:margin-right="0.2125in">
        <style:tab-stops/>
      </style:paragraph-properties>
      <style:text-properties style:font-name="Times New Roman" style:font-name-asian="標楷體" style:font-name-complex="Times New Roman" style:text-scale="95%"/>
    </style:style>
    <style:style style:name="P262" style:parent-style-name="本文" style:family="paragraph">
      <style:paragraph-properties fo:text-align="justify" fo:line-height="0.3055in" fo:margin-left="0.6895in" fo:margin-right="0.2145in">
        <style:tab-stops/>
      </style:paragraph-properties>
    </style:style>
    <style:style style:name="T263" style:parent-style-name="預設段落字型" style:family="text">
      <style:text-properties style:font-name="Times New Roman" style:font-name-asian="標楷體" style:font-name-complex="Times New Roman" style:text-scale="95%"/>
    </style:style>
    <style:style style:name="T264" style:parent-style-name="預設段落字型" style:family="text">
      <style:text-properties style:font-name="Times New Roman" style:font-name-asian="標楷體" style:font-name-complex="Times New Roman" style:text-scale="95%"/>
    </style:style>
    <style:style style:name="T265" style:parent-style-name="預設段落字型" style:family="text">
      <style:text-properties style:font-name="Times New Roman" style:font-name-asian="標楷體" style:font-name-complex="Times New Roman" style:text-scale="95%"/>
    </style:style>
    <style:style style:name="T266" style:parent-style-name="預設段落字型" style:family="text">
      <style:text-properties style:font-name="Times New Roman" style:font-name-asian="標楷體" style:font-name-complex="Times New Roman" style:text-scale="95%"/>
    </style:style>
    <style:style style:name="T267" style:parent-style-name="預設段落字型" style:family="text">
      <style:text-properties style:font-name="Times New Roman" style:font-name-asian="標楷體" style:font-name-complex="Times New Roman" style:text-scale="95%"/>
    </style:style>
    <style:style style:name="T268" style:parent-style-name="預設段落字型" style:family="text">
      <style:text-properties style:font-name="Times New Roman" style:font-name-asian="標楷體" style:font-name-complex="Times New Roman" style:text-scale="95%"/>
    </style:style>
    <style:style style:name="T269" style:parent-style-name="預設段落字型" style:family="text">
      <style:text-properties style:font-name="Times New Roman" style:font-name-asian="標楷體" style:font-name-complex="Times New Roman" style:text-scale="95%"/>
    </style:style>
    <style:style style:name="T270" style:parent-style-name="預設段落字型" style:family="text">
      <style:text-properties style:font-name="Times New Roman" style:font-name-asian="標楷體" style:font-name-complex="Times New Roman" style:text-scale="95%"/>
    </style:style>
    <style:style style:name="T271" style:parent-style-name="預設段落字型" style:family="text">
      <style:text-properties style:font-name="Times New Roman" style:font-name-asian="標楷體" style:font-name-complex="Times New Roman" style:text-scale="95%"/>
    </style:style>
    <style:style style:name="T272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273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274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275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276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277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278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279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280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281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282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283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284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285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286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287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288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289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290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291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292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293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294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295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296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297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298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299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300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301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302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303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304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305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306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307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308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P309" style:parent-style-name="本文" style:family="paragraph">
      <style:paragraph-properties fo:text-align="justify" fo:line-height="0.3055in" fo:margin-left="1.0819in" fo:margin-right="0.2145in" fo:text-indent="-0.393in">
        <style:tab-stops/>
      </style:paragraph-properties>
    </style:style>
    <style:style style:name="T310" style:parent-style-name="預設段落字型" style:family="text">
      <style:text-properties style:font-name="Times New Roman" style:font-name-asian="標楷體" style:font-name-complex="Times New Roman" style:text-scale="95%"/>
    </style:style>
    <style:style style:name="T311" style:parent-style-name="預設段落字型" style:family="text">
      <style:text-properties style:font-name="Times New Roman" style:font-name-asian="標楷體" style:font-name-complex="Times New Roman" style:text-scale="95%"/>
    </style:style>
    <style:style style:name="T312" style:parent-style-name="預設段落字型" style:family="text">
      <style:text-properties style:font-name="Times New Roman" style:font-name-asian="標楷體" style:font-name-complex="Times New Roman" style:text-scale="95%"/>
    </style:style>
    <style:style style:name="T313" style:parent-style-name="預設段落字型" style:family="text">
      <style:text-properties style:font-name="Times New Roman" style:font-name-asian="標楷體" style:font-name-complex="Times New Roman" style:text-scale="95%"/>
    </style:style>
    <style:style style:name="T314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315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316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317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318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319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320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321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322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323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324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325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326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327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328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329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330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331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332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333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334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335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336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337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338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339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340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341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342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343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344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345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346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347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348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349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350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P351" style:parent-style-name="本文" style:family="paragraph">
      <style:paragraph-properties fo:text-align="justify" fo:line-height="0.3055in" fo:margin-left="1.0819in" fo:margin-right="0.2145in" fo:text-indent="-0.393in">
        <style:tab-stops/>
      </style:paragraph-properties>
    </style:style>
    <style:style style:name="T352" style:parent-style-name="預設段落字型" style:family="text">
      <style:text-properties style:font-name="Times New Roman" style:font-name-asian="標楷體" style:font-name-complex="Times New Roman" style:text-scale="95%"/>
    </style:style>
    <style:style style:name="T353" style:parent-style-name="預設段落字型" style:family="text">
      <style:text-properties style:font-name="Times New Roman" style:font-name-asian="標楷體" style:font-name-complex="Times New Roman" style:text-scale="95%"/>
    </style:style>
    <style:style style:name="T354" style:parent-style-name="預設段落字型" style:family="text">
      <style:text-properties style:font-name="Times New Roman" style:font-name-asian="標楷體" style:font-name-complex="Times New Roman" style:text-scale="95%"/>
    </style:style>
    <style:style style:name="T355" style:parent-style-name="預設段落字型" style:family="text">
      <style:text-properties style:font-name="Times New Roman" style:font-name-asian="標楷體" style:font-name-complex="Times New Roman" style:text-scale="95%"/>
    </style:style>
    <style:style style:name="T356" style:parent-style-name="預設段落字型" style:family="text">
      <style:text-properties style:font-name="Times New Roman" style:font-name-asian="標楷體" style:font-name-complex="Times New Roman" style:text-scale="95%"/>
    </style:style>
    <style:style style:name="T357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358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359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360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361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362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363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364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365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366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367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368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369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370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371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372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373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374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375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376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377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378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379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380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381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382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383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384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385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386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387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388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389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390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391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392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393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P394" style:parent-style-name="本文" style:family="paragraph">
      <style:paragraph-properties fo:text-align="justify" fo:line-height="0.3055in" fo:margin-left="0in" fo:margin-right="0.2145in">
        <style:tab-stops/>
      </style:paragraph-properties>
    </style:style>
    <style:style style:name="T395" style:parent-style-name="預設段落字型" style:family="text">
      <style:text-properties style:font-name="Times New Roman" style:font-name-asian="標楷體" style:font-name-complex="Times New Roman" style:text-scale="95%"/>
    </style:style>
    <style:style style:name="T396" style:parent-style-name="預設段落字型" style:family="text">
      <style:text-properties style:font-name="Times New Roman" style:font-name-asian="標楷體" style:font-name-complex="Times New Roman" style:text-scale="95%"/>
    </style:style>
    <style:style style:name="T397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398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399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400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401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402" style:parent-style-name="預設段落字型" style:family="text">
      <style:text-properties style:font-name="Times New Roman" style:font-name-asian="標楷體" style:font-name-complex="Times New Roman" style:text-scale="95%"/>
    </style:style>
    <style:style style:name="T403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404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405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406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407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408" style:parent-style-name="預設段落字型" style:family="text">
      <style:text-properties style:font-name="Times New Roman" style:font-name-asian="標楷體" style:font-name-complex="Times New Roman" style:text-scale="95%"/>
    </style:style>
    <style:style style:name="T409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410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411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412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413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414" style:parent-style-name="預設段落字型" style:family="text">
      <style:text-properties style:font-name="Times New Roman" style:font-name-asian="標楷體" style:font-name-complex="Times New Roman" style:text-scale="95%"/>
    </style:style>
    <style:style style:name="T415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416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417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418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419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420" style:parent-style-name="預設段落字型" style:family="text">
      <style:text-properties style:font-name="Times New Roman" style:font-name-asian="標楷體" style:font-name-complex="Times New Roman" style:text-scale="95%"/>
    </style:style>
    <style:style style:name="T421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422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423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424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425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426" style:parent-style-name="預設段落字型" style:family="text">
      <style:text-properties style:font-name="Times New Roman" style:font-name-asian="標楷體" style:font-name-complex="Times New Roman" style:text-scale="95%"/>
    </style:style>
    <style:style style:name="T427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428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429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430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431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432" style:parent-style-name="預設段落字型" style:family="text">
      <style:text-properties style:font-name="Times New Roman" style:font-name-asian="標楷體" style:font-name-complex="Times New Roman" style:text-scale="95%"/>
    </style:style>
    <style:style style:name="P433" style:parent-style-name="本文" style:family="paragraph">
      <style:paragraph-properties fo:text-align="justify" fo:line-height="0.3055in" fo:margin-left="0in" fo:margin-right="0.2145in">
        <style:tab-stops/>
      </style:paragraph-properties>
      <style:text-properties style:font-name="Times New Roman" style:font-name-asian="標楷體" style:font-name-complex="Times New Roman" style:text-scale="95%"/>
    </style:style>
    <style:style style:name="P434" style:parent-style-name="內文" style:family="paragraph">
      <style:paragraph-properties fo:text-align="justify" fo:line-height="0.3194in" fo:margin-left="0.6812in" fo:text-indent="-0.3576in">
        <style:tab-stops/>
      </style:paragraph-properties>
      <style:text-properties style:font-name-asian="標楷體" fo:font-size="14pt" style:font-size-asian="14pt" style:font-size-complex="14pt"/>
    </style:style>
    <style:style style:name="P435" style:parent-style-name="內文" style:family="paragraph">
      <style:paragraph-properties fo:text-align="justify" fo:line-height="0.3194in" fo:margin-left="0.8541in" fo:text-indent="-0.1652in">
        <style:tab-stops/>
      </style:paragraph-properties>
      <style:text-properties style:font-name="Times New Roman" style:font-name-asian="標楷體" style:font-name-complex="Times New Roman" fo:font-size="14pt" style:font-size-asian="14pt" style:font-size-complex="14pt"/>
    </style:style>
    <style:style style:name="P436" style:parent-style-name="內文" style:family="paragraph">
      <style:paragraph-properties fo:text-align="justify" fo:line-height="0.3194in" fo:margin-left="0.8541in" fo:text-indent="-0.1652in">
        <style:tab-stops/>
      </style:paragraph-properties>
      <style:text-properties style:font-name="Times New Roman" style:font-name-asian="標楷體" style:font-name-complex="Times New Roman" fo:font-size="14pt" style:font-size-asian="14pt" style:font-size-complex="14pt"/>
    </style:style>
    <style:style style:name="P437" style:parent-style-name="內文" style:family="paragraph">
      <style:paragraph-properties fo:text-align="justify" fo:line-height="0.3194in" fo:margin-left="0.8541in" fo:text-indent="-0.1652in">
        <style:tab-stops/>
      </style:paragraph-properties>
      <style:text-properties style:font-name="Times New Roman" style:font-name-asian="標楷體" style:font-name-complex="Times New Roman" fo:font-size="14pt" style:font-size-asian="14pt" style:font-size-complex="14pt"/>
    </style:style>
    <style:style style:name="P438" style:parent-style-name="內文" style:family="paragraph">
      <style:paragraph-properties fo:text-align="justify" fo:line-height="0.3194in" fo:margin-left="0.8541in" fo:text-indent="-0.1652in">
        <style:tab-stops/>
      </style:paragraph-properties>
      <style:text-properties style:font-name="Times New Roman" style:font-name-asian="標楷體" style:font-name-complex="Times New Roman" fo:font-size="14pt" style:font-size-asian="14pt" style:font-size-complex="14pt"/>
    </style:style>
    <style:style style:name="P439" style:parent-style-name="內文" style:family="paragraph">
      <style:paragraph-properties fo:text-align="justify" fo:line-height="0.3194in" fo:margin-left="0.8541in" fo:text-indent="-0.1652in">
        <style:tab-stops/>
      </style:paragraph-properties>
      <style:text-properties style:font-name="Times New Roman" style:font-name-asian="標楷體" style:font-name-complex="Times New Roman" fo:font-size="14pt" style:font-size-asian="14pt" style:font-size-complex="14pt"/>
    </style:style>
    <style:style style:name="P440" style:parent-style-name="內文" style:family="paragraph">
      <style:paragraph-properties fo:text-align="justify" fo:line-height="0.3194in" fo:margin-left="0.8541in" fo:text-indent="-0.1652in">
        <style:tab-stops/>
      </style:paragraph-properties>
      <style:text-properties style:font-name="Times New Roman" style:font-name-asian="標楷體" style:font-name-complex="Times New Roman" fo:font-size="14pt" style:font-size-asian="14pt" style:font-size-complex="14pt"/>
    </style:style>
    <style:style style:name="P441" style:parent-style-name="內文" style:family="paragraph">
      <style:paragraph-properties fo:text-align="justify" fo:line-height="0.3194in" fo:margin-left="0.6812in" fo:text-indent="-0.3576in">
        <style:tab-stops/>
      </style:paragraph-properties>
      <style:text-properties style:font-name-asian="標楷體" fo:font-size="14pt" style:font-size-asian="14pt" style:font-size-complex="14pt"/>
    </style:style>
    <style:style style:name="P442" style:parent-style-name="本文" style:family="paragraph">
      <style:paragraph-properties fo:text-align="justify" fo:line-height="0.3055in" fo:margin-left="0.3875in" fo:margin-right="0.2145in" fo:text-indent="-0.3875in">
        <style:tab-stops/>
      </style:paragraph-properties>
    </style:style>
    <style:style style:name="T443" style:parent-style-name="預設段落字型" style:family="text">
      <style:text-properties style:font-name="Times New Roman" style:font-name-asian="標楷體" style:font-name-complex="Times New Roman" style:text-scale="95%"/>
    </style:style>
    <style:style style:name="T444" style:parent-style-name="預設段落字型" style:family="text">
      <style:text-properties style:font-name="Times New Roman" style:font-name-asian="標楷體" style:font-name-complex="Times New Roman" style:text-scale="95%"/>
    </style:style>
    <style:style style:name="T445" style:parent-style-name="預設段落字型" style:family="text">
      <style:text-properties style:font-name="Times New Roman" style:font-name-asian="標楷體" style:font-name-complex="Times New Roman" style:text-scale="95%"/>
    </style:style>
    <style:style style:name="T446" style:parent-style-name="預設段落字型" style:family="text">
      <style:text-properties style:font-name="Times New Roman" style:font-name-asian="標楷體" style:font-name-complex="Times New Roman" style:text-scale="95%"/>
    </style:style>
    <style:style style:name="T447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P448" style:parent-style-name="本文" style:family="paragraph">
      <style:paragraph-properties fo:text-align="justify" fo:line-height="0.3055in" fo:margin-left="0.4083in" fo:margin-right="0.2145in" fo:text-indent="-0.0583in">
        <style:tab-stops/>
      </style:paragraph-properties>
    </style:style>
    <style:style style:name="T449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450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451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452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453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454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455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456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457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458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459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460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461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462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463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464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465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466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467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468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469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470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471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472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473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474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475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476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477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478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479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480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481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482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483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484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485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486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487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488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489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490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491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492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493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494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495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496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497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498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499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500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501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502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503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504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505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506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507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508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509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510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511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512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513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514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515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516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517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518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519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520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521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522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523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524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525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526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527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528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529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P530" style:parent-style-name="本文" style:family="paragraph">
      <style:paragraph-properties fo:text-align="justify" fo:line-height="0.3055in" fo:margin-left="0in" fo:margin-right="0.2145in">
        <style:tab-stops/>
      </style:paragraph-properties>
      <style:text-properties style:font-name="Times New Roman" style:font-name-asian="標楷體" style:font-name-complex="Times New Roman" style:text-scale="95%"/>
    </style:style>
    <style:style style:name="P531" style:parent-style-name="本文" style:family="paragraph">
      <style:paragraph-properties fo:text-align="justify" fo:line-height="0.3055in" fo:margin-left="0in" fo:margin-right="0.2145in">
        <style:tab-stops/>
      </style:paragraph-properties>
      <style:text-properties style:font-name="Times New Roman" style:font-name-asian="標楷體" style:font-name-complex="Times New Roman" style:text-scale="95%"/>
    </style:style>
    <style:style style:name="P532" style:parent-style-name="本文" style:family="paragraph">
      <style:paragraph-properties fo:margin-top="0.1451in" fo:margin-left="0.0777in">
        <style:tab-stops/>
      </style:paragraph-properties>
      <style:text-properties style:font-name="Times New Roman" style:font-name-asian="標楷體" style:font-name-complex="Times New Roman"/>
    </style:style>
    <style:style style:name="TableColumn534" style:family="table-column">
      <style:table-column-properties style:column-width="1.375in"/>
    </style:style>
    <style:style style:name="Table533" style:family="table">
      <style:table-properties style:width="1.375in" fo:margin-left="0in" table:align="left"/>
    </style:style>
    <style:style style:name="TableRow535" style:family="table-row">
      <style:table-row-properties style:min-row-height="1.75in"/>
    </style:style>
    <style:style style:name="TableCell536" style:family="table-cell">
      <style:table-cell-properties fo:border="0.0069in dotted #000000" fo:padding-top="0in" fo:padding-left="0.0194in" fo:padding-bottom="0in" fo:padding-right="0.0194in"/>
    </style:style>
    <style:style style:name="P537" style:parent-style-name="內文" style:family="paragraph">
      <style:paragraph-properties fo:margin-bottom="0.0694in" fo:line-height="0.25in"/>
      <style:text-properties style:font-name-asian="標楷體" fo:font-size="14pt" style:font-size-asian="14pt" style:font-size-complex="14pt"/>
    </style:style>
    <style:style style:name="P538" style:parent-style-name="內文" style:family="paragraph">
      <style:paragraph-properties fo:margin-bottom="0.0694in" fo:line-height="0.3194in"/>
      <style:text-properties style:font-name-asian="標楷體" fo:font-size="14pt" style:font-size-asian="14pt" style:font-size-complex="14pt"/>
    </style:style>
    <style:style style:name="P539" style:parent-style-name="內文" style:family="paragraph">
      <style:paragraph-properties fo:margin-bottom="0.0694in" fo:line-height="0.25in" fo:margin-left="1.2638in" fo:text-indent="-1.2638in">
        <style:tab-stops/>
      </style:paragraph-properties>
    </style:style>
    <style:style style:name="T540" style:parent-style-name="預設段落字型" style:family="text">
      <style:text-properties style:font-name-asian="標楷體" fo:font-size="14pt" style:font-size-asian="14pt" style:font-size-complex="14pt"/>
    </style:style>
    <style:style style:name="T541" style:parent-style-name="預設段落字型" style:family="text">
      <style:text-properties style:font-name-asian="標楷體" fo:font-size="14pt" style:font-size-asian="14pt" style:font-size-complex="14pt"/>
    </style:style>
    <style:style style:name="T542" style:parent-style-name="預設段落字型" style:family="text">
      <style:text-properties style:font-name-asian="標楷體" fo:font-size="14pt" style:font-size-asian="14pt" style:font-size-complex="14pt"/>
    </style:style>
    <style:style style:name="P543" style:parent-style-name="內文" style:family="paragraph">
      <style:paragraph-properties fo:margin-bottom="0.0694in" fo:line-height="0.25in" fo:margin-left="1.2638in" fo:text-indent="-1.2638in">
        <style:tab-stops/>
      </style:paragraph-properties>
    </style:style>
    <style:style style:name="T544" style:parent-style-name="預設段落字型" style:family="text">
      <style:text-properties style:font-name-asian="標楷體" fo:font-size="14pt" style:font-size-asian="14pt" style:font-size-complex="14pt"/>
    </style:style>
    <style:style style:name="T545" style:parent-style-name="預設段落字型" style:family="text">
      <style:text-properties style:font-name-asian="標楷體" fo:font-size="14pt" style:font-size-asian="14pt" style:font-size-complex="14pt"/>
    </style:style>
    <style:style style:name="T546" style:parent-style-name="預設段落字型" style:family="text">
      <style:text-properties style:font-name-asian="標楷體" fo:font-size="14pt" style:font-size-asian="14pt" style:font-size-complex="14pt"/>
    </style:style>
    <style:style style:name="T547" style:parent-style-name="預設段落字型" style:family="text">
      <style:text-properties style:font-name-asian="標楷體" fo:font-size="14pt" style:font-size-asian="14pt" style:font-size-complex="14pt"/>
    </style:style>
    <style:style style:name="T548" style:parent-style-name="預設段落字型" style:family="text">
      <style:text-properties style:font-name-asian="標楷體" fo:font-size="14pt" style:font-size-asian="14pt" style:font-size-complex="14pt"/>
    </style:style>
    <style:style style:name="P549" style:parent-style-name="內文" style:family="paragraph">
      <style:paragraph-properties fo:margin-bottom="0.0694in" fo:line-height="0.25in" fo:margin-left="1.2638in" fo:text-indent="-1.2638in">
        <style:tab-stops/>
      </style:paragraph-properties>
    </style:style>
    <style:style style:name="T550" style:parent-style-name="預設段落字型" style:family="text">
      <style:text-properties style:font-name-asian="標楷體" fo:font-size="14pt" style:font-size-asian="14pt" style:font-size-complex="14pt"/>
    </style:style>
    <style:style style:name="T551" style:parent-style-name="預設段落字型" style:family="text">
      <style:text-properties style:font-name-asian="標楷體" fo:font-size="14pt" style:font-size-asian="14pt" style:font-size-complex="14pt"/>
    </style:style>
    <style:style style:name="T552" style:parent-style-name="預設段落字型" style:family="text">
      <style:text-properties style:font-name-asian="標楷體" fo:font-size="14pt" style:font-size-asian="14pt" style:font-size-complex="14pt"/>
    </style:style>
    <style:style style:name="TableColumn554" style:family="table-column">
      <style:table-column-properties style:column-width="1.1027in"/>
    </style:style>
    <style:style style:name="Table553" style:family="table">
      <style:table-properties style:width="1.1027in" fo:margin-left="0in" table:align="left"/>
    </style:style>
    <style:style style:name="TableRow555" style:family="table-row">
      <style:table-row-properties style:min-row-height="0.625in"/>
    </style:style>
    <style:style style:name="TableCell556" style:family="table-cell">
      <style:table-cell-properties fo:border="0.0069in dotted #000000" fo:padding-top="0in" fo:padding-left="0.0194in" fo:padding-bottom="0in" fo:padding-right="0.0194in"/>
    </style:style>
    <style:style style:name="P557" style:parent-style-name="內文" style:family="paragraph">
      <style:paragraph-properties fo:margin-bottom="0.0694in" fo:line-height="0.25in"/>
      <style:text-properties style:font-name-asian="標楷體" fo:font-size="14pt" style:font-size-asian="14pt" style:font-size-complex="14pt"/>
    </style:style>
    <style:style style:name="P558" style:parent-style-name="內文" style:family="paragraph">
      <style:paragraph-properties fo:margin-bottom="0.0694in" fo:line-height="0.25in" fo:margin-left="1.2638in" fo:text-indent="-1.2638in">
        <style:tab-stops/>
      </style:paragraph-properties>
    </style:style>
    <style:style style:name="T559" style:parent-style-name="預設段落字型" style:family="text">
      <style:text-properties style:font-name-asian="標楷體" fo:font-size="14pt" style:font-size-asian="14pt" style:font-size-complex="14pt"/>
    </style:style>
    <style:style style:name="P560" style:parent-style-name="內文" style:family="paragraph">
      <style:paragraph-properties fo:margin-bottom="0.0694in" fo:line-height="0.25in" fo:margin-left="1.2638in" fo:text-indent="-1.2638in">
        <style:tab-stops/>
      </style:paragraph-properties>
    </style:style>
    <style:style style:name="T561" style:parent-style-name="預設段落字型" style:family="text">
      <style:text-properties style:font-name-asian="標楷體" fo:font-size="14pt" style:font-size-asian="14pt" style:font-size-complex="14pt"/>
    </style:style>
    <style:style style:name="T562" style:parent-style-name="預設段落字型" style:family="text">
      <style:text-properties style:font-name-asian="標楷體" fo:font-size="14pt" style:font-size-asian="14pt" style:font-size-complex="14pt"/>
    </style:style>
    <style:style style:name="T563" style:parent-style-name="預設段落字型" style:family="text">
      <style:text-properties style:font-name-asian="標楷體" fo:font-size="14pt" style:font-size-asian="14pt" style:font-size-complex="14pt"/>
    </style:style>
    <style:style style:name="P564" style:parent-style-name="內文" style:family="paragraph">
      <style:paragraph-properties fo:margin-bottom="0.0694in" fo:line-height="0.25in" fo:margin-left="1.2638in" fo:text-indent="-1.2638in">
        <style:tab-stops/>
      </style:paragraph-properties>
      <style:text-properties style:font-name-asian="標楷體" fo:font-size="14pt" style:font-size-asian="14pt" style:font-size-complex="14pt"/>
    </style:style>
    <style:style style:name="TableColumn566" style:family="table-column">
      <style:table-column-properties style:column-width="1.375in"/>
    </style:style>
    <style:style style:name="Table565" style:family="table">
      <style:table-properties style:width="1.375in" fo:margin-left="0in" table:align="left"/>
    </style:style>
    <style:style style:name="TableRow567" style:family="table-row">
      <style:table-row-properties style:min-row-height="1.75in"/>
    </style:style>
    <style:style style:name="TableCell568" style:family="table-cell">
      <style:table-cell-properties fo:border="0.0069in dotted #000000" fo:padding-top="0in" fo:padding-left="0.0194in" fo:padding-bottom="0in" fo:padding-right="0.0194in"/>
    </style:style>
    <style:style style:name="P569" style:parent-style-name="內文" style:family="paragraph">
      <style:paragraph-properties fo:margin-bottom="0.0694in" fo:line-height="0.25in"/>
      <style:text-properties style:font-name-asian="標楷體" fo:font-size="14pt" style:font-size-asian="14pt" style:font-size-complex="14pt"/>
    </style:style>
    <style:style style:name="P570" style:parent-style-name="內文" style:family="paragraph">
      <style:paragraph-properties fo:margin-bottom="0.0694in" fo:line-height="0.25in" fo:margin-left="1.2638in" fo:text-indent="-1.2638in">
        <style:tab-stops/>
      </style:paragraph-properties>
      <style:text-properties style:font-name-asian="標楷體" fo:font-size="14pt" style:font-size-asian="14pt" style:font-size-complex="14pt"/>
    </style:style>
    <style:style style:name="P571" style:parent-style-name="內文" style:family="paragraph">
      <style:paragraph-properties fo:margin-bottom="0.0694in" fo:line-height="0.25in" fo:margin-left="1.2638in" fo:text-indent="-1.2638in">
        <style:tab-stops/>
      </style:paragraph-properties>
    </style:style>
    <style:style style:name="T572" style:parent-style-name="預設段落字型" style:family="text">
      <style:text-properties style:font-name-asian="標楷體" fo:font-size="14pt" style:font-size-asian="14pt" style:font-size-complex="14pt"/>
    </style:style>
    <style:style style:name="T573" style:parent-style-name="預設段落字型" style:family="text">
      <style:text-properties style:font-name-asian="標楷體" fo:font-size="14pt" style:font-size-asian="14pt" style:font-size-complex="14pt"/>
    </style:style>
    <style:style style:name="T574" style:parent-style-name="預設段落字型" style:family="text">
      <style:text-properties style:font-name-asian="標楷體" fo:font-size="14pt" style:font-size-asian="14pt" style:font-size-complex="14pt"/>
    </style:style>
    <style:style style:name="P575" style:parent-style-name="內文" style:family="paragraph">
      <style:paragraph-properties fo:margin-bottom="0.0694in" fo:line-height="0.25in" fo:margin-left="1.2638in" fo:text-indent="-1.2638in">
        <style:tab-stops/>
      </style:paragraph-properties>
    </style:style>
    <style:style style:name="T576" style:parent-style-name="預設段落字型" style:family="text">
      <style:text-properties style:font-name-asian="標楷體" fo:font-size="14pt" style:font-size-asian="14pt" style:font-size-complex="14pt"/>
    </style:style>
    <style:style style:name="T577" style:parent-style-name="預設段落字型" style:family="text">
      <style:text-properties style:font-name-asian="標楷體" fo:font-size="14pt" style:font-size-asian="14pt" style:font-size-complex="14pt"/>
    </style:style>
    <style:style style:name="T578" style:parent-style-name="預設段落字型" style:family="text">
      <style:text-properties style:font-name-asian="標楷體" fo:font-size="14pt" style:font-size-asian="14pt" style:font-size-complex="14pt"/>
    </style:style>
    <style:style style:name="T579" style:parent-style-name="預設段落字型" style:family="text">
      <style:text-properties style:font-name-asian="標楷體" fo:font-size="14pt" style:font-size-asian="14pt" style:font-size-complex="14pt"/>
    </style:style>
    <style:style style:name="T580" style:parent-style-name="預設段落字型" style:family="text">
      <style:text-properties style:font-name-asian="標楷體" fo:font-size="14pt" style:font-size-asian="14pt" style:font-size-complex="14pt"/>
    </style:style>
    <style:style style:name="P581" style:parent-style-name="內文" style:family="paragraph">
      <style:paragraph-properties fo:margin-bottom="0.0694in" fo:line-height="0.25in" fo:margin-left="0.918in" fo:margin-right="1.7673in" fo:text-indent="-0.918in">
        <style:tab-stops/>
      </style:paragraph-properties>
    </style:style>
    <style:style style:name="T582" style:parent-style-name="預設段落字型" style:family="text">
      <style:text-properties style:font-name-asian="標楷體" fo:font-size="14pt" style:font-size-asian="14pt" style:font-size-complex="14pt"/>
    </style:style>
    <style:style style:name="T583" style:parent-style-name="預設段落字型" style:family="text">
      <style:text-properties style:font-name-asian="標楷體" fo:font-size="14pt" style:font-size-asian="14pt" style:font-size-complex="14pt"/>
    </style:style>
    <style:style style:name="T584" style:parent-style-name="預設段落字型" style:family="text">
      <style:text-properties style:font-name-asian="標楷體" fo:font-size="14pt" style:font-size-asian="14pt" style:font-size-complex="14pt"/>
    </style:style>
    <style:style style:name="P585" style:parent-style-name="內文" style:family="paragraph">
      <style:paragraph-properties fo:margin-bottom="0.0694in" fo:line-height="0.25in" fo:margin-left="1.2638in" fo:text-indent="-1.2638in">
        <style:tab-stops/>
      </style:paragraph-properties>
    </style:style>
    <style:style style:name="T586" style:parent-style-name="預設段落字型" style:family="text">
      <style:text-properties style:font-name-asian="標楷體" fo:font-size="14pt" style:font-size-asian="14pt" style:font-size-complex="14pt"/>
    </style:style>
    <style:style style:name="TableColumn588" style:family="table-column">
      <style:table-column-properties style:column-width="1.1027in"/>
    </style:style>
    <style:style style:name="Table587" style:family="table">
      <style:table-properties style:width="1.1027in" fo:margin-left="0in" table:align="left"/>
    </style:style>
    <style:style style:name="TableRow589" style:family="table-row">
      <style:table-row-properties style:min-row-height="0.625in"/>
    </style:style>
    <style:style style:name="TableCell590" style:family="table-cell">
      <style:table-cell-properties fo:border="0.0069in dotted #000000" fo:padding-top="0in" fo:padding-left="0.0194in" fo:padding-bottom="0in" fo:padding-right="0.0194in"/>
    </style:style>
    <style:style style:name="P591" style:parent-style-name="內文" style:family="paragraph">
      <style:paragraph-properties fo:margin-bottom="0.0694in" fo:line-height="0.25in"/>
      <style:text-properties style:font-name-asian="標楷體" fo:font-size="14pt" style:font-size-asian="14pt" style:font-size-complex="14pt"/>
    </style:style>
    <style:style style:name="P592" style:parent-style-name="內文" style:family="paragraph">
      <style:paragraph-properties fo:margin-bottom="0.0694in" fo:line-height="0.25in" fo:margin-left="1.2638in" fo:text-indent="-1.2638in">
        <style:tab-stops/>
      </style:paragraph-properties>
    </style:style>
    <style:style style:name="T593" style:parent-style-name="預設段落字型" style:family="text">
      <style:text-properties style:font-name-asian="標楷體" fo:font-size="14pt" style:font-size-asian="14pt" style:font-size-complex="14pt"/>
    </style:style>
    <style:style style:name="T594" style:parent-style-name="預設段落字型" style:family="text">
      <style:text-properties style:font-name-asian="標楷體" fo:font-size="14pt" style:font-size-asian="14pt" style:font-size-complex="14pt"/>
    </style:style>
    <style:style style:name="T595" style:parent-style-name="預設段落字型" style:family="text">
      <style:text-properties style:font-name-asian="標楷體" fo:font-size="14pt" style:font-size-asian="14pt" style:font-size-complex="14pt"/>
    </style:style>
    <style:style style:name="P596" style:parent-style-name="內文" style:family="paragraph">
      <style:paragraph-properties fo:margin-bottom="0.0694in" fo:line-height="0.25in" fo:margin-left="1.2638in" fo:text-indent="-1.2638in">
        <style:tab-stops/>
      </style:paragraph-properties>
      <style:text-properties style:font-name-asian="標楷體" fo:font-size="14pt" style:font-size-asian="14pt" style:font-size-complex="14pt"/>
    </style:style>
    <style:style style:name="P597" style:parent-style-name="內文" style:family="paragraph">
      <style:paragraph-properties fo:margin-bottom="0.0694in" fo:line-height="0.25in" fo:margin-left="0.993in" fo:text-indent="-0.993in">
        <style:tab-stops/>
      </style:paragraph-properties>
      <style:text-properties style:font-name-asian="標楷體"/>
    </style:style>
    <style:style style:name="P598" style:parent-style-name="內文" style:family="paragraph">
      <style:paragraph-properties fo:margin-bottom="0.0694in" fo:line-height="0.25in" fo:margin-left="0.993in" fo:text-indent="-0.993in">
        <style:tab-stops/>
      </style:paragraph-properties>
      <style:text-properties style:font-name-asian="標楷體"/>
    </style:style>
    <style:style style:name="P599" style:parent-style-name="內文" style:family="paragraph">
      <style:paragraph-properties fo:text-align="start" fo:margin-bottom="0.0694in" fo:line-height="0.25in" fo:margin-left="1.2638in" fo:text-indent="-1.2638in">
        <style:tab-stops/>
      </style:paragraph-properties>
    </style:style>
    <style:style style:name="T600" style:parent-style-name="預設段落字型" style:family="text">
      <style:text-properties style:font-name-asian="標楷體" fo:font-size="14pt" style:font-size-asian="14pt"/>
    </style:style>
    <style:style style:name="T601" style:parent-style-name="預設段落字型" style:family="text">
      <style:text-properties style:font-name-asian="標楷體" fo:font-size="14pt" style:font-size-asian="14pt"/>
    </style:style>
    <style:style style:name="T602" style:parent-style-name="預設段落字型" style:family="text">
      <style:text-properties style:font-name-asian="標楷體" fo:font-size="14pt" style:font-size-asian="14pt"/>
    </style:style>
    <style:style style:name="T603" style:parent-style-name="預設段落字型" style:family="text">
      <style:text-properties style:font-name-asian="標楷體" fo:font-size="14pt" style:font-size-asian="14pt"/>
    </style:style>
    <style:style style:name="T604" style:parent-style-name="預設段落字型" style:family="text">
      <style:text-properties style:font-name-asian="標楷體" fo:font-size="14pt" style:font-size-asian="14pt"/>
    </style:style>
    <style:style style:name="T605" style:parent-style-name="預設段落字型" style:family="text">
      <style:text-properties style:font-name-asian="標楷體" fo:font-size="14pt" style:font-size-asian="14pt"/>
    </style:style>
    <style:style style:name="T606" style:parent-style-name="預設段落字型" style:family="text">
      <style:text-properties style:font-name-asian="標楷體" fo:font-size="14pt" style:font-size-asian="14pt"/>
    </style:style>
    <style:style style:family="graphic" style:name="a0" style:parent-style-name="Graphics">
      <style:graphic-properties fo:min-width="10.73819in" fo:min-height="6.875in" fo:wrap-option="wrap" fo:border="0.0625in double #000000" fo:padding-top="0.05in" fo:padding-bottom="0.05in" fo:padding-left="0.1in" fo:padding-right="0.1in" fo:background-color="#ffffff" draw:textarea-vertical-align="top" style:wrap="run-through" style:run-through="foreground" style:writing-mode="lr-tb" draw:opacity="100%" style:horizontal-rel="paragraph" style:vertical-rel="paragraph" style:horizontal-pos="from-left" style:vertical-pos="from-top" draw:auto-grow-width="false" draw:auto-grow-height="false"/>
      <style:paragraph-properties/>
    </style:style>
  </office:automatic-styles>
  <office:body>
    <office:text text:use-soft-page-breaks="true">
      <text:p text:style-name="P1"><text:span text:style-name="T3"><draw:frame draw:z-index="251658752" draw:id="id0" draw:style-name="a0" draw:name="Text Box 3" text:anchor-type="paragraph" svg:x="0.04167in" svg:y="-0.4125in" svg:width="6.875in" svg:height="10.73819in" style:rel-width="scale" style:rel-height="scale"><draw:text-box draw:chain-next-name="Text Box 3"><text:p text:style-name="P4"/><text:p text:style-name="P5"/><text:p text:style-name="P6"/><text:p text:style-name="P7"/><text:p text:style-name="P8"><text:span text:style-name="T9">委託清除合約</text:span><text:span text:style-name="T10">書</text:span><text:span text:style-name="T11">(範本)</text:span></text:p><text:p text:style-name="P12"/><text:p text:style-name="P13"/><text:p text:style-name="P14"/><text:p text:style-name="P15"/><text:p text:style-name="P16"/><text:p text:style-name="P17"/><text:p text:style-name="P18"/><text:p text:style-name="P19"/><text:p text:style-name="P20"/><text:p text:style-name="P21"/><text:p text:style-name="P22"/><text:p text:style-name="P23"/><text:p text:style-name="P24">甲方：</text:p><text:p text:style-name="P25">乙方：</text:p><text:p text:style-name="P26"><text:span text:style-name="T27">有效期限</text:span><text:span text:style-name="T28">：</text:span><text:span text:style-name="T29">__</text:span><text:span text:style-name="T30">_</text:span><text:span text:style-name="T31">年</text:span><text:span text:style-name="T32">__</text:span><text:span text:style-name="T33">_</text:span><text:span text:style-name="T34">月</text:span><text:span text:style-name="T35">__</text:span><text:span text:style-name="T36">_</text:span><text:span text:style-name="T37">日至</text:span><text:span text:style-name="T38">__</text:span><text:span text:style-name="T39">_</text:span><text:span text:style-name="T40">年</text:span><text:span text:style-name="T41">__</text:span><text:span text:style-name="T42">_</text:span><text:span text:style-name="T43">月</text:span><text:span text:style-name="T44">__</text:span><text:span text:style-name="T45">_</text:span><text:span text:style-name="T46">日</text:span><text:span text:style-name="T47">止</text:span></text:p></draw:text-box><svg:desc/></draw:frame></text:span></text:p>
      <text:p text:style-name="P48"/>
      <text:p text:style-name="P49"/>
      <text:p text:style-name="P50"><text:span text:style-name="T51">清除</text:span><text:span text:style-name="T52">合作意向書</text:span></text:p>
      <text:p text:style-name="P53"/>
      <text:p text:style-name="P54"/>
      <text:p text:style-name="P55"/>
      <text:p text:style-name="P56"/>
      <text:p text:style-name="P57"/>
      <text:p text:style-name="P58"/>
      <text:soft-page-break/>
      <text:p text:style-name="P59">委託清除合約書(範本)</text:p>
      <text:p text:style-name="P61"/>
      <text:p text:style-name="P62"><text:span text:style-name="T63">立</text:span><text:span text:style-name="T64">約</text:span><text:span text:style-name="T65">人︰</text:span></text:p>
      <text:p text:style-name="P66"><text:span text:style-name="T67">【</text:span><text:span text:style-name="T68">太陽能發電</text:span><text:span text:style-name="T69">場</text:span><text:span text:style-name="T70">所</text:span><text:span text:style-name="T71">，以下簡稱</text:span><text:span text:style-name="T72">甲方</text:span><text:span text:style-name="T73">】</text:span></text:p>
      <text:p text:style-name="P74"><text:span text:style-name="T75">【</text:span><text:span text:style-name="T76">清除機構，以下簡稱乙方</text:span><text:span text:style-name="T77">】</text:span></text:p>
      <text:p text:style-name="P78"/>
      <text:p text:style-name="P79"><text:span text:style-name="T80">茲以甲方為委託乙方清除甲方所產生之</text:span><text:span text:style-name="T81">廢棄物，雙方基於</text:span><text:span text:style-name="T82">廢棄物合法妥善</text:span><text:span text:style-name="T83">清除</text:span><text:span text:style-name="T84">原則，依據「廢棄物清理法」等相關法規之規定，訂定此合約。</text:span><text:span text:style-name="T85">約定條件如下︰</text:span></text:p>
      <text:p text:style-name="P86">一、廢棄物之種類、代碼、性質及數量(乙方同意為甲方清除廢棄物)</text:p>
      <text:p text:style-name="P87"><text:span text:style-name="T88">(</text:span><text:span text:style-name="T89">一</text:span><text:span text:style-name="T90">)</text:span><text:span text:style-name="T91">廢棄物種類︰</text:span><text:span text:style-name="T92"><text:s/></text:span><text:span text:style-name="T93"><text:s/></text:span><text:span text:style-name="T94"><text:s/></text:span><text:span text:style-name="T95"><text:s/></text:span><text:span text:style-name="T96"><text:s text:c="8"/></text:span><text:span text:style-name="T97"><text:s/></text:span><text:span text:style-name="T98"><text:s text:c="4"/></text:span><text:span text:style-name="T99"><text:s/></text:span><text:span text:style-name="T100"><text:s text:c="4"/></text:span><text:span text:style-name="T101"><text:s/></text:span><text:span text:style-name="T102"><text:s text:c="4"/></text:span><text:span text:style-name="T103"><text:s/></text:span><text:span text:style-name="T104"><text:s text:c="4"/></text:span><text:span text:style-name="T105"><text:s/></text:span><text:span text:style-name="T106"><text:s/></text:span><text:span text:style-name="T107"><text:s/></text:span><text:span text:style-name="T108"><text:s/></text:span><text:span text:style-name="T109"><text:s/></text:span><text:span text:style-name="T110"><text:s text:c="8"/></text:span><text:span text:style-name="T111"><text:s/></text:span><text:span text:style-name="T112"><text:s text:c="4"/></text:span><text:span text:style-name="T113"><text:s/></text:span><text:span text:style-name="T114"><text:s text:c="4"/></text:span><text:span text:style-name="T115"><text:s/></text:span><text:span text:style-name="T116"><text:s text:c="4"/></text:span><text:span text:style-name="T117"><text:s/></text:span><text:span text:style-name="T118"><text:s text:c="4"/></text:span><text:span text:style-name="T119"><text:s/></text:span><text:span text:style-name="T120"><text:s/></text:span><text:span text:style-name="T121"><text:s/></text:span><text:span text:style-name="T122"><text:s/></text:span><text:span text:style-name="T123"><text:s/></text:span><text:span text:style-name="T124"><text:s text:c="8"/></text:span><text:span text:style-name="T125"><text:s/></text:span><text:span text:style-name="T126"><text:s text:c="4"/></text:span><text:span text:style-name="T127"><text:s/></text:span><text:span text:style-name="T128"><text:s text:c="4"/></text:span><text:span text:style-name="T129"><text:s/></text:span><text:span text:style-name="T130"><text:s text:c="4"/></text:span><text:span text:style-name="T131"><text:s/></text:span><text:span text:style-name="T132"><text:s text:c="4"/></text:span><text:span text:style-name="T133"><text:s/></text:span></text:p>
      <text:p text:style-name="P134"><text:span text:style-name="T135">(</text:span><text:span text:style-name="T136">二</text:span><text:span text:style-name="T137">)</text:span><text:span text:style-name="T138">廢棄物代碼：</text:span><text:span text:style-name="T139"><text:s/></text:span><text:span text:style-name="T140"><text:s/></text:span><text:span text:style-name="T141"><text:s/></text:span><text:span text:style-name="T142"><text:s/></text:span><text:span text:style-name="T143"><text:s text:c="8"/></text:span><text:span text:style-name="T144"><text:s/></text:span><text:span text:style-name="T145"><text:s text:c="4"/></text:span><text:span text:style-name="T146"><text:s/></text:span><text:span text:style-name="T147"><text:s text:c="4"/></text:span><text:span text:style-name="T148"><text:s/></text:span><text:span text:style-name="T149"><text:s text:c="4"/></text:span><text:span text:style-name="T150"><text:s/></text:span><text:span text:style-name="T151"><text:s text:c="4"/></text:span><text:span text:style-name="T152"><text:s/></text:span><text:span text:style-name="T153"><text:s/></text:span><text:span text:style-name="T154"><text:s/></text:span><text:span text:style-name="T155"><text:s/></text:span><text:span text:style-name="T156"><text:s/></text:span><text:span text:style-name="T157"><text:s text:c="8"/></text:span><text:span text:style-name="T158"><text:s/></text:span><text:span text:style-name="T159"><text:s text:c="4"/></text:span><text:span text:style-name="T160"><text:s/></text:span><text:span text:style-name="T161"><text:s text:c="4"/></text:span><text:span text:style-name="T162"><text:s/></text:span><text:span text:style-name="T163"><text:s text:c="4"/></text:span><text:span text:style-name="T164"><text:s/></text:span><text:span text:style-name="T165"><text:s text:c="4"/></text:span><text:span text:style-name="T166"><text:s/></text:span><text:span text:style-name="T167"><text:s/></text:span><text:span text:style-name="T168"><text:s/></text:span><text:span text:style-name="T169"><text:s/></text:span><text:span text:style-name="T170"><text:s/></text:span><text:span text:style-name="T171"><text:s text:c="8"/></text:span><text:span text:style-name="T172"><text:s/></text:span><text:span text:style-name="T173"><text:s text:c="4"/></text:span><text:span text:style-name="T174"><text:s/></text:span><text:span text:style-name="T175"><text:s text:c="4"/></text:span></text:p>
      <text:p text:style-name="P176"><text:span text:style-name="T177">(</text:span><text:span text:style-name="T178">三</text:span><text:span text:style-name="T179">)</text:span><text:span text:style-name="T180">廢棄物性質︰</text:span><text:span text:style-name="T181"><text:s/></text:span><text:span text:style-name="T182"><text:s/></text:span><text:span text:style-name="T183"><text:s/></text:span><text:span text:style-name="T184"><text:s/></text:span><text:span text:style-name="T185"><text:s text:c="8"/></text:span><text:span text:style-name="T186"><text:s/></text:span><text:span text:style-name="T187"><text:s text:c="4"/></text:span><text:span text:style-name="T188"><text:s/></text:span><text:span text:style-name="T189"><text:s text:c="4"/></text:span><text:span text:style-name="T190"><text:s/></text:span><text:span text:style-name="T191"><text:s text:c="4"/></text:span><text:span text:style-name="T192"><text:s/></text:span><text:span text:style-name="T193"><text:s text:c="4"/></text:span><text:span text:style-name="T194"><text:s/></text:span><text:span text:style-name="T195"><text:s/></text:span><text:span text:style-name="T196"><text:s/></text:span><text:span text:style-name="T197"><text:s/></text:span><text:span text:style-name="T198"><text:s/></text:span><text:span text:style-name="T199"><text:s text:c="8"/></text:span><text:span text:style-name="T200"><text:s/></text:span><text:span text:style-name="T201"><text:s text:c="4"/></text:span><text:span text:style-name="T202"><text:s/></text:span><text:span text:style-name="T203"><text:s text:c="4"/></text:span><text:span text:style-name="T204"><text:s/></text:span><text:span text:style-name="T205"><text:s text:c="4"/></text:span><text:span text:style-name="T206"><text:s/></text:span><text:span text:style-name="T207"><text:s text:c="4"/></text:span><text:span text:style-name="T208"><text:s/></text:span><text:span text:style-name="T209"><text:s/></text:span><text:span text:style-name="T210"><text:s/></text:span><text:span text:style-name="T211"><text:s/></text:span><text:span text:style-name="T212"><text:s/></text:span><text:span text:style-name="T213"><text:s text:c="8"/></text:span><text:span text:style-name="T214"><text:s/></text:span><text:span text:style-name="T215"><text:s text:c="4"/></text:span><text:span text:style-name="T216"><text:s/></text:span><text:span text:style-name="T217"><text:s text:c="4"/></text:span></text:p>
      <text:p text:style-name="P218"><text:span text:style-name="T219">(</text:span><text:span text:style-name="T220">四</text:span><text:span text:style-name="T221">)</text:span><text:span text:style-name="T222">廢棄物數量</text:span><text:span text:style-name="T223">︰</text:span><text:span text:style-name="T224"><text:s/></text:span><text:span text:style-name="T225"><text:s/></text:span><text:span text:style-name="T226"><text:s/></text:span><text:span text:style-name="T227"><text:s/></text:span><text:span text:style-name="T228"><text:s text:c="8"/></text:span><text:span text:style-name="T229"><text:s/></text:span><text:span text:style-name="T230"><text:s text:c="4"/></text:span><text:span text:style-name="T231"><text:s/></text:span><text:span text:style-name="T232"><text:s text:c="4"/></text:span><text:span text:style-name="T233"><text:s/></text:span><text:span text:style-name="T234"><text:s text:c="4"/></text:span><text:span text:style-name="T235"><text:s/></text:span><text:span text:style-name="T236"><text:s text:c="4"/></text:span><text:span text:style-name="T237"><text:s/></text:span><text:span text:style-name="T238"><text:s/></text:span><text:span text:style-name="T239"><text:s/></text:span><text:span text:style-name="T240"><text:s/></text:span><text:span text:style-name="T241"><text:s/></text:span><text:span text:style-name="T242"><text:s text:c="8"/></text:span><text:span text:style-name="T243"><text:s/></text:span><text:span text:style-name="T244"><text:s text:c="4"/></text:span><text:span text:style-name="T245"><text:s/></text:span><text:span text:style-name="T246"><text:s text:c="4"/></text:span><text:span text:style-name="T247"><text:s/></text:span><text:span text:style-name="T248"><text:s text:c="4"/></text:span><text:span text:style-name="T249"><text:s/></text:span><text:span text:style-name="T250"><text:s text:c="4"/></text:span><text:span text:style-name="T251"><text:s/></text:span><text:span text:style-name="T252"><text:s/></text:span><text:span text:style-name="T253"><text:s/></text:span><text:span text:style-name="T254"><text:s/></text:span><text:span text:style-name="T255"><text:s/></text:span><text:span text:style-name="T256"><text:s text:c="8"/></text:span><text:span text:style-name="T257"><text:s/></text:span><text:span text:style-name="T258"><text:s text:c="4"/></text:span><text:span text:style-name="T259"><text:s/></text:span><text:span text:style-name="T260"><text:s text:c="4"/></text:span></text:p>
      <text:p text:style-name="P261">二、清除之工具、設備、方法、頻率、相關場所</text:p>
      <text:p text:style-name="P262"><text:span text:style-name="T263">(</text:span><text:span text:style-name="T264">一</text:span><text:span text:style-name="T265">)</text:span><text:span text:style-name="T266">清除</text:span><text:span text:style-name="T267">工具</text:span><text:span text:style-name="T268">、</text:span><text:span text:style-name="T269">設備</text:span><text:span text:style-name="T270">及方法</text:span><text:span text:style-name="T271">︰</text:span><text:span text:style-name="T272"><text:s/></text:span><text:span text:style-name="T273"><text:s/></text:span><text:span text:style-name="T274"><text:s/></text:span><text:span text:style-name="T275"><text:s/></text:span><text:span text:style-name="T276"><text:s text:c="8"/></text:span><text:span text:style-name="T277"><text:s/></text:span><text:span text:style-name="T278"><text:s text:c="4"/></text:span><text:span text:style-name="T279"><text:s/></text:span><text:span text:style-name="T280"><text:s text:c="4"/></text:span><text:span text:style-name="T281"><text:s/></text:span><text:span text:style-name="T282"><text:s text:c="4"/></text:span><text:span text:style-name="T283"><text:s/></text:span><text:span text:style-name="T284"><text:s text:c="4"/></text:span><text:span text:style-name="T285"><text:s/></text:span><text:span text:style-name="T286"><text:s/></text:span><text:span text:style-name="T287"><text:s/></text:span><text:span text:style-name="T288"><text:s/></text:span><text:span text:style-name="T289"><text:s/></text:span><text:span text:style-name="T290"><text:s text:c="8"/></text:span><text:span text:style-name="T291"><text:s/></text:span><text:span text:style-name="T292"><text:s text:c="4"/></text:span><text:span text:style-name="T293"><text:s/></text:span><text:span text:style-name="T294"><text:s text:c="4"/></text:span><text:span text:style-name="T295"><text:s/></text:span><text:span text:style-name="T296"><text:s text:c="4"/></text:span><text:span text:style-name="T297"><text:s/></text:span><text:span text:style-name="T298"><text:s text:c="4"/></text:span><text:span text:style-name="T299"><text:s/></text:span><text:span text:style-name="T300"><text:s/></text:span><text:span text:style-name="T301"><text:s/></text:span><text:span text:style-name="T302"><text:s/></text:span><text:span text:style-name="T303"><text:s/></text:span><text:span text:style-name="T304"><text:s text:c="8"/></text:span><text:span text:style-name="T305"><text:s/></text:span><text:span text:style-name="T306"><text:s text:c="4"/></text:span><text:span text:style-name="T307"><text:s/></text:span><text:span text:style-name="T308"><text:s text:c="4"/></text:span></text:p>
      <text:p text:style-name="P309"><text:span text:style-name="T310">(</text:span><text:span text:style-name="T311">二</text:span><text:span text:style-name="T312">)</text:span><text:span text:style-name="T313">清除頻率：</text:span><text:span text:style-name="T314"><text:s/></text:span><text:span text:style-name="T315"><text:s/></text:span><text:span text:style-name="T316"><text:s/></text:span><text:span text:style-name="T317"><text:s/></text:span><text:span text:style-name="T318"><text:s text:c="8"/></text:span><text:span text:style-name="T319"><text:s/></text:span><text:span text:style-name="T320"><text:s text:c="4"/></text:span><text:span text:style-name="T321"><text:s/></text:span><text:span text:style-name="T322"><text:s text:c="4"/></text:span><text:span text:style-name="T323"><text:s/></text:span><text:span text:style-name="T324"><text:s text:c="4"/></text:span><text:span text:style-name="T325"><text:s/></text:span><text:span text:style-name="T326"><text:s text:c="4"/></text:span><text:span text:style-name="T327"><text:s/></text:span><text:span text:style-name="T328"><text:s/></text:span><text:span text:style-name="T329"><text:s/></text:span><text:span text:style-name="T330"><text:s/></text:span><text:span text:style-name="T331"><text:s/></text:span><text:span text:style-name="T332"><text:s text:c="8"/></text:span><text:span text:style-name="T333"><text:s/></text:span><text:span text:style-name="T334"><text:s text:c="4"/></text:span><text:span text:style-name="T335"><text:s/></text:span><text:span text:style-name="T336"><text:s text:c="4"/></text:span><text:span text:style-name="T337"><text:s/></text:span><text:span text:style-name="T338"><text:s text:c="4"/></text:span><text:span text:style-name="T339"><text:s/></text:span><text:span text:style-name="T340"><text:s text:c="4"/></text:span><text:span text:style-name="T341"><text:s/></text:span><text:span text:style-name="T342"><text:s/></text:span><text:span text:style-name="T343"><text:s/></text:span><text:span text:style-name="T344"><text:s/></text:span><text:span text:style-name="T345"><text:s/></text:span><text:span text:style-name="T346"><text:s text:c="8"/></text:span><text:span text:style-name="T347"><text:s/></text:span><text:span text:style-name="T348"><text:s text:c="4"/></text:span><text:span text:style-name="T349"><text:s/></text:span><text:span text:style-name="T350"><text:s text:c="6"/></text:span></text:p>
      <text:p text:style-name="P351"><text:span text:style-name="T352">(</text:span><text:span text:style-name="T353">三</text:span><text:span text:style-name="T354">)</text:span><text:span text:style-name="T355">清除場所</text:span><text:span text:style-name="T356">：</text:span><text:span text:style-name="T357"><text:s/></text:span><text:span text:style-name="T358"><text:s/></text:span><text:span text:style-name="T359"><text:s/></text:span><text:span text:style-name="T360"><text:s/></text:span><text:span text:style-name="T361"><text:s text:c="8"/></text:span><text:span text:style-name="T362"><text:s/></text:span><text:span text:style-name="T363"><text:s text:c="4"/></text:span><text:span text:style-name="T364"><text:s/></text:span><text:span text:style-name="T365"><text:s text:c="4"/></text:span><text:span text:style-name="T366"><text:s/></text:span><text:span text:style-name="T367"><text:s text:c="4"/></text:span><text:span text:style-name="T368"><text:s/></text:span><text:span text:style-name="T369"><text:s text:c="4"/></text:span><text:span text:style-name="T370"><text:s/></text:span><text:span text:style-name="T371"><text:s/></text:span><text:span text:style-name="T372"><text:s/></text:span><text:span text:style-name="T373"><text:s/></text:span><text:span text:style-name="T374"><text:s/></text:span><text:span text:style-name="T375"><text:s text:c="8"/></text:span><text:span text:style-name="T376"><text:s/></text:span><text:span text:style-name="T377"><text:s text:c="4"/></text:span><text:span text:style-name="T378"><text:s/></text:span><text:span text:style-name="T379"><text:s text:c="4"/></text:span><text:span text:style-name="T380"><text:s/></text:span><text:span text:style-name="T381"><text:s text:c="4"/></text:span><text:span text:style-name="T382"><text:s/></text:span><text:span text:style-name="T383"><text:s text:c="4"/></text:span><text:span text:style-name="T384"><text:s/></text:span><text:span text:style-name="T385"><text:s/></text:span><text:span text:style-name="T386"><text:s/></text:span><text:span text:style-name="T387"><text:s/></text:span><text:span text:style-name="T388"><text:s/></text:span><text:span text:style-name="T389"><text:s text:c="8"/></text:span><text:span text:style-name="T390"><text:s/></text:span><text:span text:style-name="T391"><text:s text:c="4"/></text:span><text:span text:style-name="T392"><text:s/></text:span><text:span text:style-name="T393"><text:s text:c="6"/></text:span></text:p>
      <text:p text:style-name="P394"><text:span text:style-name="T395">三、</text:span><text:span text:style-name="T396">委託期間：</text:span><text:span text:style-name="T397"><text:s/></text:span><text:span text:style-name="T398"><text:s/></text:span><text:span text:style-name="T399"><text:s text:c="6"/></text:span><text:span text:style-name="T400"><text:s/></text:span><text:span text:style-name="T401"><text:s/></text:span><text:span text:style-name="T402">年</text:span><text:span text:style-name="T403"><text:s/></text:span><text:span text:style-name="T404"><text:s/></text:span><text:span text:style-name="T405"><text:s text:c="6"/></text:span><text:span text:style-name="T406"><text:s/></text:span><text:span text:style-name="T407"><text:s/></text:span><text:span text:style-name="T408">月</text:span><text:span text:style-name="T409"><text:s/></text:span><text:span text:style-name="T410"><text:s/></text:span><text:span text:style-name="T411"><text:s text:c="6"/></text:span><text:span text:style-name="T412"><text:s/></text:span><text:span text:style-name="T413"><text:s/></text:span><text:span text:style-name="T414">日至</text:span><text:span text:style-name="T415"><text:s/></text:span><text:span text:style-name="T416"><text:s/></text:span><text:span text:style-name="T417"><text:s text:c="6"/></text:span><text:span text:style-name="T418"><text:s/></text:span><text:span text:style-name="T419"><text:s/></text:span><text:span text:style-name="T420">年</text:span><text:span text:style-name="T421"><text:s/></text:span><text:span text:style-name="T422"><text:s/></text:span><text:span text:style-name="T423"><text:s text:c="6"/></text:span><text:span text:style-name="T424"><text:s/></text:span><text:span text:style-name="T425"><text:s/></text:span><text:span text:style-name="T426">月</text:span><text:span text:style-name="T427"><text:s/></text:span><text:span text:style-name="T428"><text:s/></text:span><text:span text:style-name="T429"><text:s text:c="6"/></text:span><text:span text:style-name="T430"><text:s/></text:span><text:span text:style-name="T431"><text:s/></text:span><text:span text:style-name="T432">日</text:span></text:p>
      <text:p text:style-name="P433">四、其他約定</text:p>
      <text:p text:style-name="P434">(一)乙方至甲方指定廢棄物清除地點執行清除作業時，需確認下列事項始得進行清除作業：</text:p>
      <text:p text:style-name="P435">1.清除機具於清除過程中，應防止廢棄物飛散、掉落等污染環境情形發生。</text:p>
      <text:p text:style-name="P436">2.應記錄清除廢棄物之日期、種類、數量、車輛車號及保留所清除廢棄物之證明，前述資料應保留5年。</text:p>
      <text:p text:style-name="P437">3.裝載廢太陽光電板不得超過車輛核定之總重量載重限制。</text:p>
      <text:p text:style-name="P438">4.清除之廢太陽光電板，若可整齊堆疊時，應整齊堆放於棧板上；若無法堆疊時，應放置於太空包或其他防止廢玻璃掉(散)落之固定容器內。</text:p>
      <text:p text:style-name="P439">5.應將廢太陽光電板放置於棧板上，以繩子等固定材固定於棧板，另使用繩子或鬆緊帶等固定於車上，避免於清運過程中掉落。</text:p>
      <text:p text:style-name="P440">6.清運過程中可能因下雨等導致玻璃破裂造成漏水情形，增加感電風險，<text:soft-page-break/>需採取防水措施，如清運時需有覆蓋的帆布。</text:p>
      <text:p text:style-name="P441">(二)乙方至案場執行清除作業時，乙方應保持廢太陽光電板原型，應避免使用夾子車等機具破壞廢太陽光電板。</text:p>
      <text:p text:style-name="P442"><text:span text:style-name="T443">五、</text:span><text:span text:style-name="T444">乙方於清運過程因故無法執行合</text:span><text:span text:style-name="T445">約</text:span><text:span text:style-name="T446">書內容，或其他突發事件之應變措施說明</text:span><text:span text:style-name="T447"><text:s text:c="4"/></text:span></text:p>
      <text:p text:style-name="P448"><text:span text:style-name="T449"><text:s text:c="4"/></text:span><text:span text:style-name="T450"><text:s/></text:span><text:span text:style-name="T451"><text:s/></text:span><text:span text:style-name="T452"><text:s/></text:span><text:span text:style-name="T453"><text:s/></text:span><text:span text:style-name="T454"><text:s/></text:span><text:span text:style-name="T455"><text:s text:c="8"/></text:span><text:span text:style-name="T456"><text:s/></text:span><text:span text:style-name="T457"><text:s text:c="4"/></text:span><text:span text:style-name="T458"><text:s/></text:span><text:span text:style-name="T459"><text:s text:c="4"/></text:span><text:span text:style-name="T460"><text:s/></text:span><text:span text:style-name="T461"><text:s text:c="4"/></text:span><text:span text:style-name="T462"><text:s/></text:span><text:span text:style-name="T463"><text:s text:c="4"/></text:span><text:span text:style-name="T464"><text:s/></text:span><text:span text:style-name="T465"><text:s/></text:span><text:span text:style-name="T466"><text:s/></text:span><text:span text:style-name="T467"><text:s/></text:span><text:span text:style-name="T468"><text:s/></text:span><text:span text:style-name="T469"><text:s text:c="9"/></text:span><text:span text:style-name="T470"><text:s/></text:span><text:span text:style-name="T471"><text:s/></text:span><text:span text:style-name="T472"><text:s/></text:span><text:span text:style-name="T473"><text:s/></text:span><text:span text:style-name="T474"><text:s/></text:span><text:span text:style-name="T475"><text:s text:c="8"/></text:span><text:span text:style-name="T476"><text:s/></text:span><text:span text:style-name="T477"><text:s text:c="4"/></text:span><text:span text:style-name="T478"><text:s/></text:span><text:span text:style-name="T479"><text:s text:c="4"/></text:span><text:span text:style-name="T480"><text:s/></text:span><text:span text:style-name="T481"><text:s text:c="4"/></text:span><text:span text:style-name="T482"><text:s/></text:span><text:span text:style-name="T483"><text:s text:c="4"/></text:span><text:span text:style-name="T484"><text:s/></text:span><text:span text:style-name="T485"><text:s/></text:span><text:span text:style-name="T486"><text:s/></text:span><text:span text:style-name="T487"><text:s/></text:span><text:span text:style-name="T488"><text:s/></text:span><text:span text:style-name="T489"><text:s text:c="9"/></text:span><text:span text:style-name="T490"><text:s/></text:span><text:span text:style-name="T491"><text:s/></text:span><text:span text:style-name="T492"><text:s/></text:span><text:span text:style-name="T493"><text:s/></text:span><text:span text:style-name="T494"><text:s/></text:span><text:span text:style-name="T495"><text:s text:c="8"/></text:span><text:span text:style-name="T496"><text:s/></text:span><text:span text:style-name="T497"><text:s text:c="4"/></text:span><text:span text:style-name="T498"><text:s/></text:span><text:span text:style-name="T499"><text:s text:c="4"/></text:span><text:span text:style-name="T500"><text:s/></text:span><text:span text:style-name="T501"><text:s text:c="4"/></text:span><text:span text:style-name="T502"><text:s/></text:span><text:span text:style-name="T503"><text:s text:c="4"/></text:span><text:span text:style-name="T504"><text:s/></text:span><text:span text:style-name="T505"><text:s/></text:span><text:span text:style-name="T506"><text:s/></text:span><text:span text:style-name="T507"><text:s/></text:span><text:span text:style-name="T508"><text:s/></text:span><text:span text:style-name="T509"><text:s text:c="9"/></text:span><text:span text:style-name="T510"><text:s/></text:span><text:span text:style-name="T511"><text:s/></text:span><text:span text:style-name="T512"><text:s/></text:span><text:span text:style-name="T513"><text:s/></text:span><text:span text:style-name="T514"><text:s/></text:span><text:span text:style-name="T515"><text:s text:c="8"/></text:span><text:span text:style-name="T516"><text:s/></text:span><text:span text:style-name="T517"><text:s text:c="4"/></text:span><text:span text:style-name="T518"><text:s/></text:span><text:span text:style-name="T519"><text:s text:c="4"/></text:span><text:span text:style-name="T520"><text:s/></text:span><text:span text:style-name="T521"><text:s text:c="4"/></text:span><text:span text:style-name="T522"><text:s/></text:span><text:span text:style-name="T523"><text:s text:c="4"/></text:span><text:span text:style-name="T524"><text:s/></text:span><text:span text:style-name="T525"><text:s/></text:span><text:span text:style-name="T526"><text:s/></text:span><text:span text:style-name="T527"><text:s/></text:span><text:span text:style-name="T528"><text:s/></text:span><text:span text:style-name="T529"><text:s text:c="5"/></text:span></text:p>
      <text:p text:style-name="P530">六、附件(廢棄物清除許可證等影本)。</text:p>
      <text:p text:style-name="P531">七、本合約書壹式貳份，二方各執乙份為憑，簽署後生效。</text:p>
      <text:p text:style-name="P532"/>
      <table:table table:style-name="Table533">
        <table:table-columns>
          <table:table-column table:style-name="TableColumn534"/>
        </table:table-columns>
        <table:table-row table:style-name="TableRow535">
          <table:table-cell table:style-name="TableCell536">
            <text:p text:style-name="P537">甲方簽章</text:p>
          </table:table-cell>
        </table:table-row>
      </table:table>
      <text:p text:style-name="P538">立約人</text:p>
      <text:p text:style-name="P539"><text:span text:style-name="T540">甲</text:span><text:span text:style-name="T541"><text:s text:c="4"/></text:span><text:span text:style-name="T542">方：</text:span></text:p>
      <text:p text:style-name="P543"><text:span text:style-name="T544">代</text:span><text:span text:style-name="T545"><text:s/></text:span><text:span text:style-name="T546">表</text:span><text:span text:style-name="T547"><text:s/></text:span><text:span text:style-name="T548">人</text:span></text:p>
      <text:p text:style-name="P549"><text:span text:style-name="T550">地</text:span><text:span text:style-name="T551"><text:s text:c="4"/></text:span><text:span text:style-name="T552">址：</text:span></text:p>
      <table:table table:style-name="Table553">
        <table:table-columns>
          <table:table-column table:style-name="TableColumn554"/>
        </table:table-columns>
        <table:table-row table:style-name="TableRow555">
          <table:table-cell table:style-name="TableCell556">
            <text:p text:style-name="P557">甲方代表人簽章</text:p>
          </table:table-cell>
        </table:table-row>
      </table:table>
      <text:p text:style-name="P558"><text:span text:style-name="T559">統一編號：</text:span></text:p>
      <text:p text:style-name="P560"><text:span text:style-name="T561">電</text:span><text:span text:style-name="T562"><text:s text:c="4"/></text:span><text:span text:style-name="T563">話：</text:span></text:p>
      <text:p text:style-name="P564"/>
      <table:table table:style-name="Table565">
        <table:table-columns>
          <table:table-column table:style-name="TableColumn566"/>
        </table:table-columns>
        <table:table-row table:style-name="TableRow567">
          <table:table-cell table:style-name="TableCell568">
            <text:p text:style-name="P569">乙方簽章</text:p>
          </table:table-cell>
        </table:table-row>
      </table:table>
      <text:p text:style-name="P570"/>
      <text:p text:style-name="P571"><text:span text:style-name="T572">乙</text:span><text:span text:style-name="T573"><text:s text:c="4"/></text:span><text:span text:style-name="T574">方：</text:span></text:p>
      <text:p text:style-name="P575"><text:span text:style-name="T576">代</text:span><text:span text:style-name="T577"><text:s/></text:span><text:span text:style-name="T578">表</text:span><text:span text:style-name="T579"><text:s/></text:span><text:span text:style-name="T580">人：</text:span></text:p>
      <text:p text:style-name="P581"><text:span text:style-name="T582">地</text:span><text:span text:style-name="T583"><text:s text:c="4"/></text:span><text:span text:style-name="T584">址：</text:span></text:p>
      <text:p text:style-name="P585"><text:span text:style-name="T586">統一編號：</text:span></text:p>
      <table:table table:style-name="Table587">
        <table:table-columns>
          <table:table-column table:style-name="TableColumn588"/>
        </table:table-columns>
        <table:table-row table:style-name="TableRow589">
          <table:table-cell table:style-name="TableCell590">
            <text:p text:style-name="P591">乙方代表人簽章</text:p>
          </table:table-cell>
        </table:table-row>
      </table:table>
      <text:p text:style-name="P592"><text:span text:style-name="T593">電</text:span><text:span text:style-name="T594"><text:s text:c="4"/></text:span><text:span text:style-name="T595">話：</text:span></text:p>
      <text:p text:style-name="P596"/>
      <text:p text:style-name="P597"/>
      <text:p text:style-name="P598"/>
      <text:p text:style-name="P599"><text:span text:style-name="T600">中華民國</text:span><text:span text:style-name="T601"><text:s/></text:span><text:span text:style-name="T602">年</text:span><text:span text:style-name="T603"><text:s/></text:span><text:span text:style-name="T604">月</text:span><text:span text:style-name="T605"><text:s/></text:span><text:span text:style-name="T606">日</text:span><text:bookmark-start text:name="_GoBack"/><text:bookmark-end text:name="_GoBack"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Noto Sans Mono CJK JP Bold" svg:font-family="Noto Sans Mono CJK JP Bold" style:font-family-generic="swiss" style:font-pitch="variable"/>
    <style:font-face style:name="Noto Sans CJK JP Medium" svg:font-family="Noto Sans CJK JP Medium" style:font-family-generic="swiss" style:font-pitch="variable"/>
    <style:font-face style:name="標楷體" svg:font-family="標楷體" style:font-family-generic="script" style:font-pitch="fixed" svg:panose-1="3 0 5 9 0 0 0 0 0 0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none" style:snap-to-layout-grid="true" fo:text-align="start" style:writing-mode="lr-tb" fo:line-height="100%" fo:background-color="transparent" style:tab-stop-distance="0.5in"/>
      <style:text-properties style:font-name="Calibri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內文" style:display-name="內文" style:family="paragraph">
      <style:text-properties style:font-name="Noto Sans Mono CJK JP Bold" style:font-name-asian="Noto Sans Mono CJK JP Bold" style:font-name-complex="Noto Sans Mono CJK JP Bold" style:language-asian="zh" style:country-asian="TW" fo:hyphenate="false"/>
    </style:style>
    <style:style style:name="預設段落字型" style:display-name="預設段落字型" style:family="text"/>
    <style:style style:name="本文" style:display-name="本文" style:family="paragraph" style:parent-style-name="內文">
      <style:paragraph-properties fo:margin-left="1.1611in">
        <style:tab-stops/>
      </style:paragraph-properties>
      <style:text-properties fo:font-size="14pt" style:font-size-asian="14pt" style:font-size-complex="14pt" fo:hyphenate="false"/>
    </style:style>
    <style:style style:name="標題" style:display-name="標題" style:family="paragraph" style:parent-style-name="內文">
      <style:paragraph-properties fo:text-align="center" fo:line-height="0.3763in" fo:margin-left="1.9666in" fo:margin-right="2.0194in">
        <style:tab-stops/>
      </style:paragraph-properties>
      <style:text-properties style:font-name="Noto Sans CJK JP Medium" style:font-name-asian="Noto Sans CJK JP Medium" style:font-name-complex="Noto Sans CJK JP Medium" fo:font-size="16pt" style:font-size-asian="16pt" style:font-size-complex="16pt" fo:hyphenate="false"/>
    </style:style>
    <style:style style:name="清單段落" style:display-name="清單段落" style:family="paragraph" style:parent-style-name="內文">
      <style:text-properties fo:hyphenate="false"/>
    </style:style>
    <style:style style:name="TableParagraph" style:display-name="Table Paragraph" style:family="paragraph" style:parent-style-name="內文">
      <style:text-properties fo:hyphenate="false"/>
    </style:style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首字元" style:display-name="頁首 字元" style:family="text" style:parent-style-name="預設段落字型">
      <style:text-properties style:font-name="Noto Sans Mono CJK JP Bold" style:font-name-asian="Noto Sans Mono CJK JP Bold" style:font-name-complex="Noto Sans Mono CJK JP Bold" fo:font-size="10pt" style:font-size-asian="10pt" style:font-size-complex="10pt" style:language-asian="zh" style:country-asian="TW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尾字元" style:display-name="頁尾 字元" style:family="text" style:parent-style-name="預設段落字型">
      <style:text-properties style:font-name="Noto Sans Mono CJK JP Bold" style:font-name-asian="Noto Sans Mono CJK JP Bold" style:font-name-complex="Noto Sans Mono CJK JP Bold" fo:font-size="10pt" style:font-size-asian="10pt" style:font-size-complex="10pt" style:language-asian="zh" style:country-asian="TW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38in" fo:page-height="11.6944in" style:print-orientation="portrait" fo:margin-top="0.5in" fo:margin-left="0.7083in" fo:margin-bottom="0.6875in" fo:margin-right="0.652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638in"/>
      </style:header-style>
      <style:footer-style>
        <style:header-footer-properties style:dynamic-spacing="true" fo:min-height="0.1319in"/>
      </style:footer-style>
    </style:page-layout>
    <style:style style:name="P2" style:parent-style-name="本文" style:family="paragraph">
      <style:paragraph-properties fo:line-height="5%" fo:margin-left="0in">
        <style:tab-stops/>
      </style:paragraph-properties>
      <style:text-properties fo:font-size="10pt" style:font-size-asian="10pt"/>
    </style:style>
    <style:page-layout style:name="PL1">
      <style:page-layout-properties fo:page-width="8.2638in" fo:page-height="11.6944in" style:print-orientation="portrait" fo:margin-top="0.75in" fo:margin-left="0.7083in" fo:margin-bottom="0.8194in" fo:margin-right="0.6527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60" style:parent-style-name="本文" style:family="paragraph">
      <style:paragraph-properties fo:line-height="5%" fo:margin-left="0in">
        <style:tab-stops/>
      </style:paragraph-properties>
      <style:text-properties fo:font-size="10pt" style:font-size-asian="10pt"/>
    </style:style>
  </office:automatic-styles>
  <office:master-styles>
    <style:master-page style:name="MP0" style:page-layout-name="PL0">
      <style:footer>
        <text:p text:style-name="P2"/>
      </style:footer>
    </style:master-page>
    <style:master-page style:name="MP1" style:page-layout-name="PL1">
      <style:footer>
        <text:p text:style-name="P60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>&lt;4D6963726F736F667420576F7264202D20AAFEA5F3A4542D323031352D32303137A67EA440AFEBA8C6B77EBC6FB1F3AAABA965B055B24DB942A658ACF95FAFF3AED75F2E646F63&gt;</dc:title>
    <meta:initial-creator>hz22514</meta:initial-creator>
    <dc:creator>lsh</dc:creator>
    <meta:creation-date>2021-02-03T02:06:00Z</meta:creation-date>
    <dc:date>2021-02-03T02:06:00Z</dc:date>
    <meta:template xlink:href="Normal.dotm" xlink:type="simple"/>
    <meta:editing-cycles>2</meta:editing-cycles>
    <meta:editing-duration>PT0S</meta:editing-duration>
    <meta:user-defined meta:name="Created" meta:value-type="date">2014-11-04T00:00:00Z</meta:user-defined>
    <meta:user-defined meta:name="Creator">PScript5.dll Version 5.2.2</meta:user-defined>
    <meta:user-defined meta:name="LastSaved" meta:value-type="date">2020-06-29T00:00:00Z</meta:user-defined>
    <meta:document-statistic meta:page-count="3" meta:paragraph-count="3" meta:word-count="262" meta:character-count="1756" meta:row-count="12" meta:non-whitespace-character-count="1497"/>
  </office:meta>
</office:document-meta>
</file>